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3" manifest:media-type="application/vnd.oasis.opendocument.formula"/>
  <manifest:file-entry manifest:full-path="Object 14/settings.xml" manifest:media-type="text/xml"/>
  <manifest:file-entry manifest:full-path="Object 14/content.xml" manifest:media-type="text/xml"/>
  <manifest:file-entry manifest:full-path="Object 14/"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content.xml" manifest:media-type="text/xml"/>
  <manifest:file-entry manifest:full-path="manifest.rdf" manifest:media-type="application/rdf+xml"/>
  <manifest:file-entry manifest:full-path="styles.xml" manifest:media-type="text/xml"/>
  <manifest:file-entry manifest:full-path="Configurations2/" manifest:media-type="application/vnd.sun.xml.ui.configuration"/>
  <manifest:file-entry manifest:full-path="ObjectReplacements/Object 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eta.xml" manifest:media-type="text/xml"/>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settings.xml" manifest:media-type="text/xml"/>
  <manifest:file-entry manifest:full-path="Thumbnails/thumbnail.png" manifest:media-type="image/png"/>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style:text-position="0% 100%" style:font-name="Liberation Serif" fo:font-size="12pt" fo:language="en" fo:country="US" fo:font-style="normal" officeooo:rsid="000e19be" officeooo:paragraph-rsid="000e19be" style:font-size-asian="12pt" style:font-style-asian="normal" style:font-size-complex="12pt" style:font-style-complex="normal"/>
    </style:style>
    <style:style style:name="P2" style:family="paragraph" style:parent-style-name="Standard">
      <style:paragraph-properties fo:text-align="center" style:justify-single-word="false"/>
      <style:text-properties style:text-position="0% 100%" style:font-name="Liberation Serif" fo:font-size="12pt" fo:language="en" fo:country="US" fo:font-style="normal" fo:font-weight="normal" officeooo:rsid="003a5564" officeooo:paragraph-rsid="003a5564" style:font-name-asian="Liberation Serif" style:font-size-asian="12pt" style:font-style-asian="normal" style:font-weight-asian="normal" style:font-name-complex="Liberation Serif" style:font-size-complex="12pt" style:font-style-complex="normal" style:font-weight-complex="normal"/>
    </style:style>
    <style:style style:name="P3" style:family="paragraph" style:parent-style-name="Standard">
      <style:paragraph-properties fo:text-align="center" style:justify-single-word="false"/>
      <style:text-properties style:text-position="0% 100%" style:font-name="Liberation Serif" fo:font-size="12pt" fo:language="en" fo:country="US" officeooo:rsid="000cd6ef" officeooo:paragraph-rsid="000cd6ef" style:font-size-asian="12pt" style:font-size-complex="12pt"/>
    </style:style>
    <style:style style:name="P4" style:family="paragraph" style:parent-style-name="Standard">
      <style:paragraph-properties fo:text-align="center" style:justify-single-word="false"/>
      <style:text-properties style:text-position="0% 100%" style:font-name="Liberation Serif" fo:language="en" fo:country="US" fo:font-style="normal" fo:font-weight="normal" officeooo:rsid="00177ed5" officeooo:paragraph-rsid="00177ed5" style:font-style-asian="normal" style:font-weight-asian="normal" style:font-style-complex="normal" style:font-weight-complex="normal"/>
    </style:style>
    <style:style style:name="P5" style:family="paragraph" style:parent-style-name="Standard">
      <style:paragraph-properties fo:text-align="start" style:justify-single-word="false"/>
      <style:text-properties style:text-position="0% 100%" style:font-name="Liberation Serif" fo:language="en" fo:country="US" fo:font-style="normal" fo:font-weight="normal" officeooo:rsid="001b89e9" officeooo:paragraph-rsid="001b89e9" style:font-style-asian="normal" style:font-weight-asian="normal" style:font-style-complex="normal" style:font-weight-complex="normal"/>
    </style:style>
    <style:style style:name="P6" style:family="paragraph" style:parent-style-name="Standard">
      <style:paragraph-properties fo:text-align="center" style:justify-single-word="false"/>
      <style:text-properties style:text-position="0% 100%" style:font-name="Liberation Serif" fo:language="en" fo:country="US" fo:font-style="normal" fo:font-weight="normal" officeooo:rsid="001b89e9" officeooo:paragraph-rsid="001b89e9" style:font-style-asian="normal" style:font-weight-asian="normal" style:font-style-complex="normal" style:font-weight-complex="normal"/>
    </style:style>
    <style:style style:name="P7" style:family="paragraph" style:parent-style-name="Standard">
      <style:paragraph-properties fo:text-align="start" style:justify-single-word="false"/>
      <style:text-properties style:text-position="0% 100%" style:font-name="Liberation Serif" fo:language="en" fo:country="US" fo:font-style="normal" fo:font-weight="normal" officeooo:rsid="00314d81" officeooo:paragraph-rsid="00314d81" style:font-style-asian="normal" style:font-weight-asian="normal" style:font-style-complex="normal" style:font-weight-complex="normal"/>
    </style:style>
    <style:style style:name="P8" style:family="paragraph" style:parent-style-name="Standard">
      <style:paragraph-properties fo:text-align="start" style:justify-single-word="false"/>
      <style:text-properties style:text-position="0% 100%" style:font-name="Liberation Serif" fo:language="en" fo:country="US" fo:font-style="normal" fo:font-weight="normal" officeooo:rsid="0032734e" officeooo:paragraph-rsid="0032734e" style:font-style-asian="normal" style:font-weight-asian="normal" style:font-style-complex="normal" style:font-weight-complex="normal"/>
    </style:style>
    <style:style style:name="P9" style:family="paragraph" style:parent-style-name="Standard">
      <style:paragraph-properties fo:text-align="center" style:justify-single-word="false"/>
      <style:text-properties style:text-position="0% 100%" style:font-name="Liberation Serif" fo:language="en" fo:country="US" fo:font-style="normal" fo:font-weight="normal" officeooo:rsid="0032734e" officeooo:paragraph-rsid="0032734e" style:font-style-asian="normal" style:font-weight-asian="normal" style:font-style-complex="normal" style:font-weight-complex="normal"/>
    </style:style>
    <style:style style:name="P10" style:family="paragraph" style:parent-style-name="Standard">
      <style:paragraph-properties fo:text-align="start" style:justify-single-word="false"/>
      <style:text-properties style:text-position="0% 100%" style:font-name="Liberation Serif" fo:language="en" fo:country="US" fo:font-style="normal" fo:font-weight="normal" officeooo:rsid="001dcdae" officeooo:paragraph-rsid="00266346" style:font-style-asian="normal" style:font-weight-asian="normal" style:font-style-complex="normal" style:font-weight-complex="normal"/>
    </style:style>
    <style:style style:name="P11" style:family="paragraph" style:parent-style-name="Standard">
      <style:paragraph-properties fo:text-align="start" style:justify-single-word="false"/>
      <style:text-properties style:text-position="0% 100%" style:font-name="Liberation Serif" fo:language="en" fo:country="US" fo:font-style="normal" fo:font-weight="normal" officeooo:rsid="001dcdae" officeooo:paragraph-rsid="0039a9f8" style:font-style-asian="normal" style:font-weight-asian="normal" style:font-style-complex="normal" style:font-weight-complex="normal"/>
    </style:style>
    <style:style style:name="P12" style:family="paragraph" style:parent-style-name="Standard">
      <style:paragraph-properties fo:text-align="center" style:justify-single-word="false"/>
      <style:text-properties style:text-position="0% 100%" style:font-name="Liberation Serif" fo:language="en" fo:country="US" fo:font-style="normal" fo:font-weight="normal" officeooo:rsid="001dcdae" officeooo:paragraph-rsid="001dcdae" style:font-style-asian="normal" style:font-weight-asian="normal" style:font-style-complex="normal" style:font-weight-complex="normal"/>
    </style:style>
    <style:style style:name="P13" style:family="paragraph" style:parent-style-name="Standard">
      <style:paragraph-properties fo:text-align="start" style:justify-single-word="false"/>
      <style:text-properties style:text-position="0% 100%" style:font-name="Liberation Serif" fo:language="en" fo:country="US" fo:font-style="normal" fo:font-weight="normal" officeooo:rsid="0039a9f8" officeooo:paragraph-rsid="0039a9f8" style:font-style-asian="normal" style:font-weight-asian="normal" style:font-style-complex="normal" style:font-weight-complex="normal"/>
    </style:style>
    <style:style style:name="P14" style:family="paragraph" style:parent-style-name="Standard">
      <style:paragraph-properties fo:text-align="center" style:justify-single-word="false"/>
      <style:text-properties style:text-position="0% 100%" style:font-name="Liberation Serif" fo:language="en" fo:country="US" fo:font-style="normal" fo:font-weight="normal" officeooo:rsid="0021e625" officeooo:paragraph-rsid="0021e625" style:font-style-asian="normal" style:font-weight-asian="normal" style:font-style-complex="normal" style:font-weight-complex="normal"/>
    </style:style>
    <style:style style:name="P15" style:family="paragraph" style:parent-style-name="Standard">
      <style:paragraph-properties fo:text-align="start" style:justify-single-word="false"/>
      <style:text-properties style:text-position="0% 100%" style:font-name="Liberation Serif" fo:language="en" fo:country="US" fo:font-style="normal" fo:font-weight="normal" officeooo:rsid="0021e625" officeooo:paragraph-rsid="0021e625" style:font-style-asian="normal" style:font-weight-asian="normal" style:font-style-complex="normal" style:font-weight-complex="normal"/>
    </style:style>
    <style:style style:name="P16" style:family="paragraph" style:parent-style-name="Standard">
      <style:paragraph-properties fo:text-align="start" style:justify-single-word="false"/>
      <style:text-properties style:text-position="0% 100%" style:font-name="Liberation Serif" fo:language="en" fo:country="US" fo:font-style="normal" fo:font-weight="normal" officeooo:rsid="00233dad" officeooo:paragraph-rsid="003a5564" style:font-style-asian="normal" style:font-weight-asian="normal" style:font-style-complex="normal" style:font-weight-complex="normal"/>
    </style:style>
    <style:style style:name="P17" style:family="paragraph" style:parent-style-name="Standard">
      <style:paragraph-properties fo:text-align="center" style:justify-single-word="false"/>
      <style:text-properties style:text-position="0% 100%" style:font-name="Liberation Serif" fo:language="en" fo:country="US" fo:font-style="normal" fo:font-weight="normal" officeooo:rsid="00233dad" officeooo:paragraph-rsid="003a5564" style:font-style-asian="normal" style:font-weight-asian="normal" style:font-style-complex="normal" style:font-weight-complex="normal"/>
    </style:style>
    <style:style style:name="P18" style:family="paragraph" style:parent-style-name="Standard">
      <style:text-properties style:text-position="0% 100%" style:font-name="Liberation Serif" fo:language="en" fo:country="US" fo:font-style="normal" fo:font-weight="normal" officeooo:rsid="00233dad" officeooo:paragraph-rsid="005cb813" style:font-style-asian="normal" style:font-weight-asian="normal" style:font-style-complex="normal" style:font-weight-complex="normal"/>
    </style:style>
    <style:style style:name="P19" style:family="paragraph" style:parent-style-name="Standard">
      <style:text-properties style:text-position="0% 100%" style:font-name="Liberation Serif" fo:language="en" fo:country="US" fo:font-style="normal" fo:font-weight="normal" officeooo:rsid="005cb813" officeooo:paragraph-rsid="005cb813" style:font-style-asian="normal" style:font-weight-asian="normal" style:font-style-complex="normal" style:font-weight-complex="normal"/>
    </style:style>
    <style:style style:name="P20" style:family="paragraph" style:parent-style-name="Standard">
      <style:text-properties style:text-position="0% 100%" style:font-name="Liberation Serif" fo:language="en" fo:country="US" fo:font-style="normal" fo:font-weight="normal" officeooo:rsid="005e988c" officeooo:paragraph-rsid="005e988c" style:font-style-asian="normal" style:font-weight-asian="normal" style:font-style-complex="normal" style:font-weight-complex="normal"/>
    </style:style>
    <style:style style:name="P21" style:family="paragraph" style:parent-style-name="Standard">
      <style:text-properties style:text-position="0% 100%" style:font-name="Liberation Serif" fo:language="en" fo:country="US" fo:font-style="normal" fo:font-weight="normal" officeooo:rsid="006269a7" officeooo:paragraph-rsid="006269a7" style:font-style-asian="normal" style:font-weight-asian="normal" style:font-style-complex="normal" style:font-weight-complex="normal"/>
    </style:style>
    <style:style style:name="P22" style:family="paragraph" style:parent-style-name="Standard">
      <style:text-properties style:text-position="0% 100%" style:font-name="Liberation Serif" fo:language="en" fo:country="US" fo:font-style="normal" fo:font-weight="bold" officeooo:rsid="00552657" officeooo:paragraph-rsid="00552657" style:font-style-asian="normal" style:font-weight-asian="bold" style:font-style-complex="normal" style:font-weight-complex="bold"/>
    </style:style>
    <style:style style:name="P23" style:family="paragraph" style:parent-style-name="Standard">
      <style:paragraph-properties fo:text-align="center" style:justify-single-word="false"/>
      <style:text-properties fo:font-size="12pt" fo:language="en" fo:country="US" fo:font-style="normal" officeooo:rsid="00090c1d" officeooo:paragraph-rsid="000cd6ef" style:font-size-asian="12pt" style:font-style-asian="normal" style:font-size-complex="12pt" style:font-style-complex="normal"/>
    </style:style>
    <style:style style:name="P24" style:family="paragraph" style:parent-style-name="Standard">
      <style:paragraph-properties fo:text-align="start" style:justify-single-word="false"/>
      <style:text-properties fo:font-size="12pt" fo:language="en" fo:country="US" fo:font-style="normal" officeooo:rsid="000d77c5" officeooo:paragraph-rsid="000d77c5" style:font-size-asian="12pt" style:font-style-asian="normal" style:font-size-complex="12pt" style:font-style-complex="normal"/>
    </style:style>
    <style:style style:name="P25" style:family="paragraph" style:parent-style-name="Standard">
      <style:paragraph-properties fo:text-align="start" style:justify-single-word="false"/>
      <style:text-properties fo:font-size="12pt" fo:language="en" fo:country="US" fo:font-style="normal" officeooo:rsid="000e19be" officeooo:paragraph-rsid="000e19be" style:font-size-asian="12pt" style:font-style-asian="normal" style:font-size-complex="12pt" style:font-style-complex="normal"/>
    </style:style>
    <style:style style:name="P26" style:family="paragraph" style:parent-style-name="Standard">
      <style:paragraph-properties fo:text-align="center" style:justify-single-word="false"/>
      <style:text-properties fo:font-size="12pt" fo:language="en" fo:country="US" fo:font-style="normal" officeooo:rsid="000e19be" officeooo:paragraph-rsid="000e19be" style:font-size-asian="12pt" style:font-style-asian="normal" style:font-size-complex="12pt" style:font-style-complex="normal"/>
    </style:style>
    <style:style style:name="P27" style:family="paragraph" style:parent-style-name="Standard">
      <style:text-properties fo:font-size="12pt" fo:language="en" fo:country="US" officeooo:rsid="000cd6ef" officeooo:paragraph-rsid="000cd6ef" style:font-size-asian="12pt" style:font-size-complex="12pt"/>
    </style:style>
    <style:style style:name="P28" style:family="paragraph" style:parent-style-name="Standard">
      <style:text-properties fo:font-size="12pt" fo:language="en" fo:country="US" officeooo:rsid="0010b2ca" officeooo:paragraph-rsid="0010b2ca" style:font-size-asian="12pt" style:font-size-complex="12pt"/>
    </style:style>
    <style:style style:name="P29" style:family="paragraph" style:parent-style-name="Standard">
      <loext:graphic-properties draw:fill="solid" draw:fill-color="#ffff00" draw:opacity="100%"/>
      <style:paragraph-properties fo:background-color="#ffff00"/>
      <style:text-properties fo:font-size="12pt" fo:language="en" fo:country="US" fo:font-weight="normal" officeooo:rsid="0012197d" officeooo:paragraph-rsid="0014d353" style:font-size-asian="12pt" style:font-weight-asian="normal" style:font-size-complex="12pt" style:font-weight-complex="normal"/>
    </style:style>
    <style:style style:name="P30" style:family="paragraph" style:parent-style-name="Standard">
      <loext:graphic-properties draw:fill="none" draw:fill-color="#ffffff" draw:opacity="100%"/>
      <style:paragraph-properties fo:background-color="transparent"/>
      <style:text-properties fo:font-size="12pt" fo:language="en" fo:country="US" fo:font-weight="normal" officeooo:rsid="0012197d" officeooo:paragraph-rsid="0014d353" style:font-size-asian="12pt" style:font-weight-asian="normal" style:font-size-complex="12pt" style:font-weight-complex="normal"/>
    </style:style>
    <style:style style:name="P31" style:family="paragraph" style:parent-style-name="Standard">
      <style:text-properties fo:font-size="12pt" fo:language="en" fo:country="US" fo:font-weight="normal" officeooo:rsid="003ae382" officeooo:paragraph-rsid="003ae382" style:font-name-asian="Liberation Serif" style:font-size-asian="12pt" style:font-weight-asian="normal" style:font-name-complex="Liberation Serif" style:font-size-complex="12pt" style:font-weight-complex="normal"/>
    </style:style>
    <style:style style:name="P32" style:family="paragraph" style:parent-style-name="Standard">
      <style:text-properties fo:font-size="12pt" fo:language="en" fo:country="US" fo:font-weight="normal" officeooo:rsid="003f9f3d" officeooo:paragraph-rsid="003f9f3d" style:font-name-asian="Liberation Serif" style:font-size-asian="12pt" style:font-weight-asian="normal" style:font-name-complex="Liberation Serif" style:font-size-complex="12pt" style:font-weight-complex="normal"/>
    </style:style>
    <style:style style:name="P33" style:family="paragraph" style:parent-style-name="Standard">
      <style:text-properties fo:font-size="12pt" fo:language="en" fo:country="US" fo:font-weight="normal" officeooo:rsid="004104dd" officeooo:paragraph-rsid="004104dd" style:font-name-asian="Liberation Serif" style:font-size-asian="12pt" style:font-weight-asian="normal" style:font-name-complex="Liberation Serif" style:font-size-complex="12pt" style:font-weight-complex="normal"/>
    </style:style>
    <style:style style:name="P34" style:family="paragraph" style:parent-style-name="Standard">
      <style:text-properties fo:font-size="12pt" fo:language="en" fo:country="US" fo:font-weight="normal" officeooo:rsid="004104dd" officeooo:paragraph-rsid="005ad743" style:font-name-asian="Liberation Serif" style:font-size-asian="12pt" style:font-weight-asian="normal" style:font-name-complex="Liberation Serif" style:font-size-complex="12pt" style:font-weight-complex="normal"/>
    </style:style>
    <style:style style:name="P35" style:family="paragraph" style:parent-style-name="Standard">
      <style:text-properties fo:font-size="12pt" fo:language="en" fo:country="US" fo:font-weight="normal" officeooo:rsid="0041e6f6" officeooo:paragraph-rsid="0041e6f6" style:font-name-asian="Liberation Serif" style:font-size-asian="12pt" style:font-weight-asian="normal" style:font-name-complex="Liberation Serif" style:font-size-complex="12pt" style:font-weight-complex="normal"/>
    </style:style>
    <style:style style:name="P36" style:family="paragraph" style:parent-style-name="Standard">
      <style:text-properties fo:font-size="12pt" fo:language="en" fo:country="US" fo:font-weight="normal" officeooo:rsid="0041e6f6" officeooo:paragraph-rsid="005ad743" style:font-name-asian="Liberation Serif" style:font-size-asian="12pt" style:font-weight-asian="normal" style:font-name-complex="Liberation Serif" style:font-size-complex="12pt" style:font-weight-complex="normal"/>
    </style:style>
    <style:style style:name="P37" style:family="paragraph" style:parent-style-name="Standard">
      <style:text-properties fo:font-size="12pt" fo:language="en" fo:country="US" fo:font-weight="normal" officeooo:rsid="0042f26f" officeooo:paragraph-rsid="0042f26f" style:font-name-asian="Liberation Serif" style:font-size-asian="12pt" style:font-weight-asian="normal" style:font-name-complex="Liberation Serif" style:font-size-complex="12pt" style:font-weight-complex="normal"/>
    </style:style>
    <style:style style:name="P38" style:family="paragraph" style:parent-style-name="Standard">
      <style:text-properties fo:font-size="12pt" fo:language="en" fo:country="US" fo:font-weight="normal" officeooo:rsid="00535f0b" officeooo:paragraph-rsid="00535f0b" style:font-name-asian="Liberation Serif" style:font-size-asian="12pt" style:font-weight-asian="normal" style:font-name-complex="Liberation Serif" style:font-size-complex="12pt" style:font-weight-complex="normal"/>
    </style:style>
    <style:style style:name="P39" style:family="paragraph" style:parent-style-name="Standard">
      <style:text-properties fo:font-size="12pt" fo:language="en" fo:country="US" fo:font-weight="normal" officeooo:rsid="0054667e" officeooo:paragraph-rsid="0054667e" style:font-name-asian="Liberation Serif" style:font-size-asian="12pt" style:font-weight-asian="normal" style:font-name-complex="Liberation Serif" style:font-size-complex="12pt" style:font-weight-complex="normal"/>
    </style:style>
    <style:style style:name="P40" style:family="paragraph" style:parent-style-name="Standard">
      <style:text-properties fo:font-size="12pt" fo:language="en" fo:country="US" fo:font-weight="normal" officeooo:rsid="00552267" officeooo:paragraph-rsid="00552267" style:font-name-asian="Liberation Serif" style:font-size-asian="12pt" style:font-weight-asian="normal" style:font-name-complex="Liberation Serif" style:font-size-complex="12pt" style:font-weight-complex="normal"/>
    </style:style>
    <style:style style:name="P41" style:family="paragraph" style:parent-style-name="Standard">
      <style:text-properties fo:font-size="12pt" fo:language="en" fo:country="US" fo:font-weight="normal" officeooo:rsid="005ae3cc" officeooo:paragraph-rsid="005ae3cc" style:font-name-asian="Liberation Serif" style:font-size-asian="12pt" style:font-weight-asian="normal" style:font-name-complex="Liberation Serif" style:font-size-complex="12pt" style:font-weight-complex="normal"/>
    </style:style>
    <style:style style:name="P42" style:family="paragraph" style:parent-style-name="Standard">
      <style:text-properties fo:font-size="12pt" fo:language="en" fo:country="US" fo:font-weight="normal" officeooo:rsid="00585a39" officeooo:paragraph-rsid="00585a39" style:font-name-asian="Liberation Serif" style:font-size-asian="12pt" style:font-weight-asian="normal" style:font-name-complex="Liberation Serif" style:font-size-complex="12pt" style:font-weight-complex="normal"/>
    </style:style>
    <style:style style:name="P43" style:family="paragraph" style:parent-style-name="Standard">
      <style:text-properties fo:font-size="12pt" fo:language="en" fo:country="US" fo:font-weight="normal" officeooo:rsid="005cb813" officeooo:paragraph-rsid="005cb813" style:font-name-asian="Liberation Serif" style:font-size-asian="12pt" style:font-weight-asian="normal" style:font-name-complex="Liberation Serif" style:font-size-complex="12pt" style:font-weight-complex="normal"/>
    </style:style>
    <style:style style:name="P44" style:family="paragraph" style:parent-style-name="Standard">
      <style:text-properties fo:font-size="12pt" fo:language="en" fo:country="US" fo:font-weight="bold" officeooo:rsid="00535f0b" officeooo:paragraph-rsid="00535f0b" style:font-name-asian="Liberation Serif" style:font-size-asian="12pt" style:font-weight-asian="bold" style:font-name-complex="Liberation Serif" style:font-size-complex="12pt" style:font-weight-complex="bold"/>
    </style:style>
    <style:style style:name="P45" style:family="paragraph" style:parent-style-name="Standard">
      <style:text-properties fo:language="en" fo:country="US"/>
    </style:style>
    <style:style style:name="P46" style:family="paragraph" style:parent-style-name="Standard">
      <style:paragraph-properties fo:text-align="start" style:justify-single-word="false"/>
      <style:text-properties fo:language="en" fo:country="US" fo:font-weight="bold" officeooo:rsid="0004a656" officeooo:paragraph-rsid="0004a656" style:font-weight-asian="bold" style:font-weight-complex="bold"/>
    </style:style>
    <style:style style:name="P47" style:family="paragraph" style:parent-style-name="Standard">
      <style:text-properties fo:language="en" fo:country="US" fo:font-weight="bold" officeooo:rsid="0004a656" officeooo:paragraph-rsid="0004a656" style:font-weight-asian="bold" style:font-weight-complex="bold"/>
    </style:style>
    <style:style style:name="P48" style:family="paragraph" style:parent-style-name="Standard">
      <style:text-properties fo:language="en" fo:country="US" fo:font-weight="bold" officeooo:rsid="00078b7f" officeooo:paragraph-rsid="00078b7f" style:font-weight-asian="bold" style:font-weight-complex="bold"/>
    </style:style>
    <style:style style:name="P49" style:family="paragraph" style:parent-style-name="Standard">
      <style:text-properties fo:language="en" fo:country="US" fo:font-weight="bold" officeooo:rsid="00078b7f" officeooo:paragraph-rsid="00177ed5" style:font-weight-asian="bold" style:font-weight-complex="bold"/>
    </style:style>
    <style:style style:name="P50" style:family="paragraph" style:parent-style-name="Standard">
      <style:text-properties fo:language="en" fo:country="US" fo:font-weight="bold" officeooo:rsid="00078b7f" officeooo:paragraph-rsid="003ab9dc" style:font-weight-asian="bold" style:font-weight-complex="bold"/>
    </style:style>
    <style:style style:name="P51" style:family="paragraph" style:parent-style-name="Standard">
      <style:text-properties fo:language="en" fo:country="US" officeooo:rsid="0004a656" officeooo:paragraph-rsid="0004a656"/>
    </style:style>
    <style:style style:name="P52" style:family="paragraph" style:parent-style-name="Standard">
      <style:text-properties fo:language="en" fo:country="US" officeooo:rsid="00078b7f" officeooo:paragraph-rsid="00078b7f"/>
    </style:style>
    <style:style style:name="P53" style:family="paragraph" style:parent-style-name="Standard">
      <style:text-properties fo:language="en" fo:country="US" officeooo:rsid="00090c1d" officeooo:paragraph-rsid="00090c1d"/>
    </style:style>
    <style:style style:name="P54" style:family="paragraph" style:parent-style-name="Standard">
      <style:paragraph-properties fo:text-align="center" style:justify-single-word="false"/>
      <style:text-properties fo:language="en" fo:country="US" fo:font-style="normal" officeooo:rsid="00090c1d" officeooo:paragraph-rsid="000a5b9f" style:font-style-asian="normal" style:font-style-complex="normal"/>
    </style:style>
    <style:style style:name="P55" style:family="paragraph" style:parent-style-name="Standard">
      <style:paragraph-properties fo:text-align="center" style:justify-single-word="false"/>
      <style:text-properties fo:language="en" fo:country="US" fo:font-style="normal" officeooo:rsid="00090c1d" officeooo:paragraph-rsid="000c32a1" style:font-style-asian="normal" style:font-style-complex="normal"/>
    </style:style>
    <style:style style:name="P56" style:family="paragraph" style:parent-style-name="Standard">
      <style:text-properties fo:language="en" fo:country="US" officeooo:rsid="000a5b9f" officeooo:paragraph-rsid="000a5b9f"/>
    </style:style>
    <style:style style:name="P57" style:family="paragraph" style:parent-style-name="Standard">
      <style:text-properties fo:language="en" fo:country="US" officeooo:rsid="000cd6ef" officeooo:paragraph-rsid="000cd6ef"/>
    </style:style>
    <style:style style:name="P58" style:family="paragraph" style:parent-style-name="Standard">
      <style:paragraph-properties fo:text-align="center" style:justify-single-word="false"/>
      <style:text-properties fo:language="en" fo:country="US" officeooo:rsid="000cd6ef" officeooo:paragraph-rsid="000cd6ef"/>
    </style:style>
    <style:style style:name="P59" style:family="paragraph" style:parent-style-name="Standard">
      <style:text-properties fo:language="en" fo:country="US" fo:font-weight="normal" officeooo:rsid="00177ed5" officeooo:paragraph-rsid="002e9769" style:font-weight-asian="normal" style:font-weight-complex="normal"/>
    </style:style>
    <style:style style:name="P60" style:family="paragraph" style:parent-style-name="Standard">
      <style:text-properties fo:language="en" fo:country="US" fo:font-weight="normal" officeooo:rsid="00177ed5" officeooo:paragraph-rsid="00177ed5" style:font-weight-asian="normal" style:font-weight-complex="normal"/>
    </style:style>
    <style:style style:name="P61" style:family="paragraph" style:parent-style-name="Standard">
      <style:paragraph-properties fo:text-align="center" style:justify-single-word="false"/>
      <style:text-properties fo:language="en" fo:country="US" fo:font-weight="normal" officeooo:rsid="00177ed5" officeooo:paragraph-rsid="00177ed5" style:font-weight-asian="normal" style:font-weight-complex="normal"/>
    </style:style>
    <style:style style:name="P62" style:family="paragraph" style:parent-style-name="Standard">
      <style:text-properties fo:language="en" fo:country="US" fo:font-weight="normal" officeooo:rsid="003ab9dc" officeooo:paragraph-rsid="003ab9dc" style:font-weight-asian="normal" style:font-weight-complex="normal"/>
    </style:style>
    <style:style style:name="P63" style:family="paragraph" style:parent-style-name="Standard">
      <style:text-properties style:font-name="Liberation Serif" fo:font-size="12pt" fo:language="en" fo:country="US" fo:font-weight="normal" officeooo:rsid="005ae3cc" officeooo:paragraph-rsid="005ae3cc" style:font-name-asian="Liberation Serif" style:font-size-asian="12pt" style:font-weight-asian="normal" style:font-name-complex="Liberation Serif" style:font-size-complex="12pt" style:font-weight-complex="normal"/>
    </style:style>
    <style:style style:name="P64" style:family="paragraph" style:parent-style-name="Standard">
      <style:paragraph-properties fo:text-align="center" style:justify-single-word="false"/>
      <style:text-properties style:font-name="Liberation Serif" fo:font-size="12pt" fo:language="en" fo:country="US" fo:font-weight="normal" officeooo:rsid="005cb813" officeooo:paragraph-rsid="005cb813" style:font-name-asian="Liberation Serif" style:font-size-asian="12pt" style:font-weight-asian="normal" style:font-name-complex="Liberation Serif" style:font-size-complex="12pt" style:font-weight-complex="normal"/>
    </style:style>
    <style:style style:name="P65" style:family="paragraph" style:parent-style-name="Standard">
      <style:text-properties style:text-position="0% 100%" style:font-name="Liberation Serif" fo:font-size="12pt" fo:language="en" fo:country="US" fo:font-style="normal" fo:font-weight="normal" officeooo:rsid="006269a7" officeooo:paragraph-rsid="006269a7" style:font-name-asian="Liberation Serif" style:font-size-asian="12pt" style:font-style-asian="normal" style:font-weight-asian="normal" style:font-name-complex="Liberation Serif" style:font-size-complex="12pt" style:font-style-complex="normal" style:font-weight-complex="normal"/>
    </style:style>
    <style:style style:name="P66" style:family="paragraph" style:parent-style-name="Standard">
      <style:text-properties style:text-position="0% 100%" style:font-name="Liberation Serif" fo:font-size="12pt" fo:language="en" fo:country="US" fo:font-style="normal" fo:font-weight="normal" officeooo:rsid="0063e38b" officeooo:paragraph-rsid="0063e38b" style:font-name-asian="Liberation Serif" style:font-size-asian="12pt" style:font-style-asian="normal" style:font-weight-asian="normal" style:font-name-complex="Liberation Serif" style:font-size-complex="12pt" style:font-style-complex="normal" style:font-weight-complex="normal"/>
    </style:style>
    <style:style style:name="P67" style:family="paragraph" style:parent-style-name="Standard">
      <style:text-properties style:text-position="0% 100%" style:font-name="Liberation Serif" fo:font-size="12pt" fo:language="en" fo:country="US" fo:font-style="normal" fo:font-weight="normal" officeooo:rsid="0064d33f" officeooo:paragraph-rsid="0064d33f" style:font-name-asian="Liberation Serif" style:font-size-asian="12pt" style:font-style-asian="normal" style:font-weight-asian="normal" style:font-name-complex="Liberation Serif" style:font-size-complex="12pt" style:font-style-complex="normal" style:font-weight-complex="normal"/>
    </style:style>
    <style:style style:name="P68" style:family="paragraph" style:parent-style-name="Standard">
      <style:text-properties style:text-position="0% 100%" style:font-name="Liberation Serif" fo:font-size="12pt" fo:language="en" fo:country="US" fo:font-style="normal" fo:font-weight="bold" officeooo:rsid="0064d33f" officeooo:paragraph-rsid="0064d33f" style:font-name-asian="Liberation Serif" style:font-size-asian="12pt" style:font-style-asian="normal" style:font-weight-asian="bold" style:font-name-complex="Liberation Serif" style:font-size-complex="12pt" style:font-style-complex="normal" style:font-weight-complex="bold"/>
    </style:style>
    <style:style style:name="P69" style:family="paragraph" style:parent-style-name="Standard">
      <style:text-properties style:text-position="0% 100%" style:font-name="Liberation Serif" fo:font-size="12pt" fo:language="en" fo:country="US" fo:font-style="normal" fo:font-weight="bold" officeooo:rsid="0063e38b" officeooo:paragraph-rsid="0063e38b" style:font-name-asian="Liberation Serif" style:font-size-asian="12pt" style:font-style-asian="normal" style:font-weight-asian="bold" style:font-name-complex="Liberation Serif" style:font-size-complex="12pt" style:font-style-complex="normal" style:font-weight-complex="bold"/>
    </style:style>
    <style:style style:name="T1" style:family="text">
      <style:text-properties officeooo:rsid="00078b7f"/>
    </style:style>
    <style:style style:name="T2" style:family="text">
      <style:text-properties officeooo:rsid="000907bc"/>
    </style:style>
    <style:style style:name="T3" style:family="text">
      <style:text-properties style:font-name="Liberation Serif"/>
    </style:style>
    <style:style style:name="T4" style:family="text">
      <style:text-properties style:font-name="Liberation Serif" fo:font-style="italic" style:font-style-asian="italic" style:font-style-complex="italic"/>
    </style:style>
    <style:style style:name="T5" style:family="text">
      <style:text-properties style:font-name="Liberation Serif" fo:font-style="italic" officeooo:rsid="000a5b9f" style:font-style-asian="italic" style:font-style-complex="italic"/>
    </style:style>
    <style:style style:name="T6" style:family="text">
      <style:text-properties style:font-name="Liberation Serif" fo:font-style="italic" officeooo:rsid="003f9f3d" style:font-style-asian="italic" style:font-style-complex="italic"/>
    </style:style>
    <style:style style:name="T7" style:family="text">
      <style:text-properties style:font-name="Liberation Serif" fo:font-style="italic" fo:background-color="#ffff00" loext:char-shading-value="0" style:font-style-asian="italic" style:font-style-complex="italic"/>
    </style:style>
    <style:style style:name="T8" style:family="text">
      <style:text-properties style:font-name="Liberation Serif" officeooo:rsid="000a5b9f"/>
    </style:style>
    <style:style style:name="T9" style:family="text">
      <style:text-properties style:font-name="Liberation Serif" fo:font-size="12pt" style:font-name-asian="Liberation Serif" style:font-size-asian="12pt" style:font-name-complex="Liberation Serif" style:font-size-complex="12pt"/>
    </style:style>
    <style:style style:name="T10" style:family="text">
      <style:text-properties style:font-name="Liberation Serif" officeooo:rsid="003b74f8"/>
    </style:style>
    <style:style style:name="T11" style:family="text">
      <style:text-properties style:font-name="Liberation Serif" officeooo:rsid="005ae3cc"/>
    </style:style>
    <style:style style:name="T12" style:family="text">
      <style:text-properties style:font-name="Liberation Serif" fo:background-color="#ffff00" loext:char-shading-value="0"/>
    </style:style>
    <style:style style:name="T13" style:family="text">
      <style:text-properties style:font-name="Liberation Serif" fo:font-weight="bold" style:font-weight-asian="bold" style:font-weight-complex="bold"/>
    </style:style>
    <style:style style:name="T14" style:family="text">
      <style:text-properties style:text-position="sub 58%"/>
    </style:style>
    <style:style style:name="T15" style:family="text">
      <style:text-properties style:text-position="sub 58%" style:font-name="Liberation Serif"/>
    </style:style>
    <style:style style:name="T16" style:family="text">
      <style:text-properties style:text-position="sub 58%" style:font-name="Liberation Serif" officeooo:rsid="000c32a1"/>
    </style:style>
    <style:style style:name="T17" style:family="text">
      <style:text-properties style:text-position="sub 58%" style:font-name="Liberation Serif" fo:font-style="italic" officeooo:rsid="000cd6ef" style:font-style-asian="italic" style:font-style-complex="italic"/>
    </style:style>
    <style:style style:name="T18" style:family="text">
      <style:text-properties style:text-position="sub 58%" style:font-name="Liberation Serif" officeooo:rsid="00090c1d"/>
    </style:style>
    <style:style style:name="T19" style:family="text">
      <style:text-properties style:text-position="sub 58%" style:font-name="Liberation Serif" fo:font-style="normal" style:font-style-asian="normal" style:font-style-complex="normal"/>
    </style:style>
    <style:style style:name="T20" style:family="text">
      <style:text-properties style:text-position="sub 58%" style:font-name="Liberation Serif" fo:font-style="normal" officeooo:rsid="000c32a1" style:font-style-asian="normal" style:font-style-complex="normal"/>
    </style:style>
    <style:style style:name="T21" style:family="text">
      <style:text-properties style:text-position="sub 58%" style:font-name="Liberation Serif" fo:font-style="normal" officeooo:rsid="0013b2c1" style:font-style-asian="normal" style:font-style-complex="normal"/>
    </style:style>
    <style:style style:name="T22" style:family="text">
      <style:text-properties style:text-position="sub 58%" style:font-name="Liberation Serif" fo:font-size="10pt" officeooo:rsid="000c32a1"/>
    </style:style>
    <style:style style:name="T23" style:family="text">
      <style:text-properties style:text-position="sub 58%" style:font-name="Liberation Serif" fo:font-size="10pt" fo:font-style="italic" officeooo:rsid="000c32a1" style:font-style-asian="italic" style:font-style-complex="italic"/>
    </style:style>
    <style:style style:name="T24" style:family="text">
      <style:text-properties officeooo:rsid="000a5b9f"/>
    </style:style>
    <style:style style:name="T25" style:family="text">
      <style:text-properties style:text-position="0% 100%" style:font-name="Liberation Serif"/>
    </style:style>
    <style:style style:name="T26" style:family="text">
      <style:text-properties style:text-position="0% 100%" style:font-name="Liberation Serif" officeooo:rsid="000a5b9f"/>
    </style:style>
    <style:style style:name="T27" style:family="text">
      <style:text-properties style:text-position="0% 100%" style:font-name="Liberation Serif" fo:font-style="italic" style:font-style-asian="italic" style:font-style-complex="italic"/>
    </style:style>
    <style:style style:name="T28" style:family="text">
      <style:text-properties style:text-position="0% 100%" style:font-name="Liberation Serif" fo:font-style="italic" officeooo:rsid="000a5b9f" style:font-style-asian="italic" style:font-style-complex="italic"/>
    </style:style>
    <style:style style:name="T29" style:family="text">
      <style:text-properties style:text-position="0% 100%" style:font-name="Liberation Serif" fo:font-style="italic" officeooo:rsid="000c32a1" style:font-style-asian="italic" style:font-style-complex="italic"/>
    </style:style>
    <style:style style:name="T30" style:family="text">
      <style:text-properties style:text-position="0% 100%" style:font-name="Liberation Serif" fo:font-style="italic" officeooo:rsid="000cd6ef" style:font-style-asian="italic" style:font-style-complex="italic"/>
    </style:style>
    <style:style style:name="T31" style:family="text">
      <style:text-properties style:text-position="0% 100%" style:font-name="Liberation Serif" fo:font-style="italic" officeooo:rsid="00090c1d" style:font-style-asian="italic" style:font-style-complex="italic"/>
    </style:style>
    <style:style style:name="T32" style:family="text">
      <style:text-properties style:text-position="0% 100%" style:font-name="Liberation Serif" fo:font-style="italic" officeooo:rsid="0014d353" style:font-style-asian="italic" style:font-style-complex="italic"/>
    </style:style>
    <style:style style:name="T33" style:family="text">
      <style:text-properties style:text-position="0% 100%" style:font-name="Liberation Serif" fo:font-style="italic" officeooo:rsid="001b2e59" style:font-style-asian="italic" style:font-style-complex="italic"/>
    </style:style>
    <style:style style:name="T34" style:family="text">
      <style:text-properties style:text-position="0% 100%" style:font-name="Liberation Serif" fo:font-style="italic" officeooo:rsid="003b74f8" style:font-style-asian="italic" style:font-style-complex="italic"/>
    </style:style>
    <style:style style:name="T35" style:family="text">
      <style:text-properties style:text-position="0% 100%" style:font-name="Liberation Serif" fo:font-style="italic" officeooo:rsid="003f9f3d" style:font-style-asian="italic" style:font-style-complex="italic"/>
    </style:style>
    <style:style style:name="T36" style:family="text">
      <style:text-properties style:text-position="0% 100%" style:font-name="Liberation Serif" fo:font-style="italic" officeooo:rsid="004104dd" style:font-style-asian="italic" style:font-style-complex="italic"/>
    </style:style>
    <style:style style:name="T37" style:family="text">
      <style:text-properties style:text-position="0% 100%" style:font-name="Liberation Serif" fo:font-style="italic" officeooo:rsid="004e2cd8" style:font-style-asian="italic" style:font-style-complex="italic"/>
    </style:style>
    <style:style style:name="T38" style:family="text">
      <style:text-properties style:text-position="0% 100%" style:font-name="Liberation Serif" officeooo:rsid="000c32a1"/>
    </style:style>
    <style:style style:name="T39" style:family="text">
      <style:text-properties style:text-position="0% 100%" style:font-name="Liberation Serif" fo:font-size="10pt" officeooo:rsid="000c32a1"/>
    </style:style>
    <style:style style:name="T40" style:family="text">
      <style:text-properties style:text-position="0% 100%" style:font-name="Liberation Serif" fo:font-size="10pt" fo:font-style="italic" officeooo:rsid="000c32a1" style:font-style-asian="italic" style:font-style-complex="italic"/>
    </style:style>
    <style:style style:name="T41" style:family="text">
      <style:text-properties style:text-position="0% 100%" style:font-name="Liberation Serif" fo:font-size="10pt" fo:font-style="normal" officeooo:rsid="000c32a1" style:font-style-asian="normal" style:font-style-complex="normal"/>
    </style:style>
    <style:style style:name="T42" style:family="text">
      <style:text-properties style:text-position="0% 100%" style:font-name="Liberation Serif" officeooo:rsid="000cd6ef"/>
    </style:style>
    <style:style style:name="T43" style:family="text">
      <style:text-properties style:text-position="0% 100%" style:font-name="Liberation Serif" officeooo:rsid="00090c1d"/>
    </style:style>
    <style:style style:name="T44" style:family="text">
      <style:text-properties style:text-position="0% 100%" style:font-name="Liberation Serif" fo:font-weight="bold" style:font-weight-asian="bold" style:font-weight-complex="bold"/>
    </style:style>
    <style:style style:name="T45" style:family="text">
      <style:text-properties style:text-position="0% 100%" style:font-name="Liberation Serif" fo:font-style="normal" style:font-style-asian="normal" style:font-style-complex="normal"/>
    </style:style>
    <style:style style:name="T46" style:family="text">
      <style:text-properties style:text-position="0% 100%" style:font-name="Liberation Serif" fo:font-style="normal" officeooo:rsid="000c32a1" style:font-style-asian="normal" style:font-style-complex="normal"/>
    </style:style>
    <style:style style:name="T47" style:family="text">
      <style:text-properties style:text-position="0% 100%" style:font-name="Liberation Serif" fo:font-style="normal" officeooo:rsid="000a5b9f" style:font-style-asian="normal" style:font-style-complex="normal"/>
    </style:style>
    <style:style style:name="T48" style:family="text">
      <style:text-properties style:text-position="0% 100%" style:font-name="Liberation Serif" fo:font-style="normal" officeooo:rsid="00119bf7" style:font-style-asian="normal" style:font-style-complex="normal"/>
    </style:style>
    <style:style style:name="T49" style:family="text">
      <style:text-properties style:text-position="0% 100%" style:font-name="Liberation Serif" fo:font-style="normal" officeooo:rsid="0013b2c1" style:font-style-asian="normal" style:font-style-complex="normal"/>
    </style:style>
    <style:style style:name="T50" style:family="text">
      <style:text-properties style:text-position="0% 100%" style:font-name="Liberation Serif" fo:font-style="normal" officeooo:rsid="0014d353" style:font-style-asian="normal" style:font-style-complex="normal"/>
    </style:style>
    <style:style style:name="T51" style:family="text">
      <style:text-properties style:text-position="0% 100%" style:font-name="Liberation Serif" fo:font-style="normal" officeooo:rsid="000907bc" style:font-style-asian="normal" style:font-style-complex="normal"/>
    </style:style>
    <style:style style:name="T52" style:family="text">
      <style:text-properties style:text-position="0% 100%" style:font-name="Liberation Serif" fo:font-style="normal" officeooo:rsid="00177ed5" style:font-style-asian="normal" style:font-style-complex="normal"/>
    </style:style>
    <style:style style:name="T53" style:family="text">
      <style:text-properties style:text-position="0% 100%" style:font-name="Liberation Serif" fo:font-style="normal" officeooo:rsid="001b2e59" style:font-style-asian="normal" style:font-style-complex="normal"/>
    </style:style>
    <style:style style:name="T54" style:family="text">
      <style:text-properties style:text-position="0% 100%" style:font-name="Liberation Serif" fo:font-style="normal" officeooo:rsid="002d872d" style:font-style-asian="normal" style:font-style-complex="normal"/>
    </style:style>
    <style:style style:name="T55" style:family="text">
      <style:text-properties style:text-position="0% 100%" style:font-name="Liberation Serif" fo:font-style="normal" officeooo:rsid="003090ce" style:font-style-asian="normal" style:font-style-complex="normal"/>
    </style:style>
    <style:style style:name="T56" style:family="text">
      <style:text-properties style:text-position="0% 100%" style:font-name="Liberation Serif" fo:font-style="normal" officeooo:rsid="0037f2aa" style:font-style-asian="normal" style:font-style-complex="normal"/>
    </style:style>
    <style:style style:name="T57" style:family="text">
      <style:text-properties style:text-position="0% 100%" style:font-name="Liberation Serif" fo:font-style="normal" officeooo:rsid="0044d260" style:font-style-asian="normal" style:font-style-complex="normal"/>
    </style:style>
    <style:style style:name="T58" style:family="text">
      <style:text-properties style:text-position="0% 100%" style:font-name="Liberation Serif" fo:font-style="normal" officeooo:rsid="005ad743" style:font-style-asian="normal" style:font-style-complex="normal"/>
    </style:style>
    <style:style style:name="T59" style:family="text">
      <style:text-properties style:text-position="0% 100%" style:font-name="Liberation Serif" officeooo:rsid="003f9f3d"/>
    </style:style>
    <style:style style:name="T60" style:family="text">
      <style:text-properties style:text-position="0% 100%" style:font-name="Liberation Serif" officeooo:rsid="0041e6f6"/>
    </style:style>
    <style:style style:name="T61" style:family="text">
      <style:text-properties style:text-position="0% 100%" style:font-name="Liberation Serif" officeooo:rsid="004104dd"/>
    </style:style>
    <style:style style:name="T62" style:family="text">
      <style:text-properties style:text-position="0% 100%" style:font-name="Liberation Serif" officeooo:rsid="004e2cd8"/>
    </style:style>
    <style:style style:name="T63" style:family="text">
      <style:text-properties fo:font-style="italic" style:font-style-asian="italic" style:font-style-complex="italic"/>
    </style:style>
    <style:style style:name="T64" style:family="text">
      <style:text-properties fo:font-style="italic" fo:font-weight="bold" style:font-style-asian="italic" style:font-weight-asian="bold" style:font-style-complex="italic" style:font-weight-complex="bold"/>
    </style:style>
    <style:style style:name="T65" style:family="text">
      <style:text-properties style:text-position="super 58%"/>
    </style:style>
    <style:style style:name="T66" style:family="text">
      <style:text-properties style:text-position="super 58%" style:font-name="Liberation Serif"/>
    </style:style>
    <style:style style:name="T67" style:family="text">
      <style:text-properties style:text-position="super 58%" style:font-name="Liberation Serif" fo:font-style="italic" style:font-style-asian="italic" style:font-style-complex="italic"/>
    </style:style>
    <style:style style:name="T68" style:family="text">
      <style:text-properties style:text-position="super 58%" style:font-name="Liberation Serif" fo:font-style="italic" officeooo:rsid="000a5b9f" style:font-style-asian="italic" style:font-style-complex="italic"/>
    </style:style>
    <style:style style:name="T69" style:family="text">
      <style:text-properties style:text-position="super 58%" style:font-name="Liberation Serif" fo:font-style="italic" officeooo:rsid="000cd6ef" style:font-style-asian="italic" style:font-style-complex="italic"/>
    </style:style>
    <style:style style:name="T70" style:family="text">
      <style:text-properties style:text-position="super 58%" style:font-name="Liberation Serif" fo:font-style="italic" officeooo:rsid="0014d353" style:font-style-asian="italic" style:font-style-complex="italic"/>
    </style:style>
    <style:style style:name="T71" style:family="text">
      <style:text-properties style:text-position="super 58%" style:font-name="Liberation Serif" fo:font-style="italic" officeooo:rsid="004104dd" style:font-style-asian="italic" style:font-style-complex="italic"/>
    </style:style>
    <style:style style:name="T72" style:family="text">
      <style:text-properties style:text-position="super 58%" style:font-name="Liberation Serif" fo:font-size="10pt" fo:font-style="normal" officeooo:rsid="0013b2c1" style:font-style-asian="normal" style:font-style-complex="normal"/>
    </style:style>
    <style:style style:name="T73" style:family="text">
      <style:text-properties style:text-position="super 58%" style:font-name="Liberation Serif" fo:font-style="normal" officeooo:rsid="0013b2c1" style:font-style-asian="normal" style:font-style-complex="normal"/>
    </style:style>
    <style:style style:name="T74" style:family="text">
      <style:text-properties style:text-position="super 58%" style:font-name="Liberation Serif" officeooo:rsid="003f9f3d"/>
    </style:style>
    <style:style style:name="T75" style:family="text">
      <style:text-properties style:text-position="super 58%" style:font-name="Liberation Serif" officeooo:rsid="004104dd"/>
    </style:style>
    <style:style style:name="T76" style:family="text">
      <style:text-properties fo:font-size="12pt" style:font-size-asian="12pt" style:font-size-complex="12pt"/>
    </style:style>
    <style:style style:name="T77" style:family="text">
      <style:text-properties fo:font-size="12pt" fo:font-style="italic" style:font-size-asian="12pt" style:font-style-asian="italic" style:font-size-complex="12pt" style:font-style-complex="italic"/>
    </style:style>
    <style:style style:name="T78" style:family="text">
      <style:text-properties fo:font-size="12pt" fo:font-style="italic" officeooo:rsid="000a5b9f" style:font-size-asian="12pt" style:font-style-asian="italic" style:font-size-complex="12pt" style:font-style-complex="italic"/>
    </style:style>
    <style:style style:name="T79" style:family="text">
      <style:text-properties fo:font-size="12pt" fo:font-style="italic" style:font-name-asian="Liberation Serif" style:font-size-asian="12pt" style:font-style-asian="italic" style:font-name-complex="Liberation Serif" style:font-size-complex="12pt" style:font-style-complex="italic"/>
    </style:style>
    <style:style style:name="T80" style:family="text">
      <style:text-properties fo:font-size="12pt" fo:font-style="italic" officeooo:rsid="0021e625" style:font-name-asian="Liberation Serif" style:font-size-asian="12pt" style:font-style-asian="italic" style:font-name-complex="Liberation Serif" style:font-size-complex="12pt" style:font-style-complex="italic"/>
    </style:style>
    <style:style style:name="T81" style:family="text">
      <style:text-properties fo:font-size="12pt" fo:font-style="italic" officeooo:rsid="003a5564" style:font-name-asian="Liberation Serif" style:font-size-asian="12pt" style:font-style-asian="italic" style:font-name-complex="Liberation Serif" style:font-size-complex="12pt" style:font-style-complex="italic"/>
    </style:style>
    <style:style style:name="T82" style:family="text">
      <style:text-properties fo:font-size="12pt" style:font-name-asian="Liberation Serif" style:font-size-asian="12pt" style:font-name-complex="Liberation Serif" style:font-size-complex="12pt"/>
    </style:style>
    <style:style style:name="T83" style:family="text">
      <style:text-properties fo:font-size="12pt" officeooo:rsid="003a5564" style:font-name-asian="Liberation Serif" style:font-size-asian="12pt" style:font-name-complex="Liberation Serif" style:font-size-complex="12pt"/>
    </style:style>
    <style:style style:name="T84" style:family="text">
      <style:text-properties fo:font-size="12pt" officeooo:rsid="000907bc" style:font-name-asian="Liberation Serif" style:font-size-asian="12pt" style:font-name-complex="Liberation Serif" style:font-size-complex="12pt"/>
    </style:style>
    <style:style style:name="T85" style:family="text">
      <style:text-properties fo:font-size="12pt" officeooo:rsid="0014d353" style:font-name-asian="Liberation Serif" style:font-size-asian="12pt" style:font-name-complex="Liberation Serif" style:font-size-complex="12pt"/>
    </style:style>
    <style:style style:name="T86" style:family="text">
      <style:text-properties fo:font-size="12pt" officeooo:rsid="003ab9dc" style:font-name-asian="Liberation Serif" style:font-size-asian="12pt" style:font-name-complex="Liberation Serif" style:font-size-complex="12pt"/>
    </style:style>
    <style:style style:name="T87" style:family="text">
      <style:text-properties fo:font-size="12pt" officeooo:rsid="003e5707" style:font-name-asian="Liberation Serif" style:font-size-asian="12pt" style:font-name-complex="Liberation Serif" style:font-size-complex="12pt"/>
    </style:style>
    <style:style style:name="T88" style:family="text">
      <style:text-properties fo:font-size="12pt" officeooo:rsid="003f9f3d" style:font-name-asian="Liberation Serif" style:font-size-asian="12pt" style:font-name-complex="Liberation Serif" style:font-size-complex="12pt"/>
    </style:style>
    <style:style style:name="T89" style:family="text">
      <style:text-properties fo:font-size="12pt" officeooo:rsid="0063c46d" style:font-name-asian="Liberation Serif" style:font-size-asian="12pt" style:font-name-complex="Liberation Serif" style:font-size-complex="12pt"/>
    </style:style>
    <style:style style:name="T90" style:family="text">
      <style:text-properties fo:font-size="12pt" fo:font-weight="bold" style:font-name-asian="Liberation Serif" style:font-size-asian="12pt" style:font-weight-asian="bold" style:font-name-complex="Liberation Serif" style:font-size-complex="12pt" style:font-weight-complex="bold"/>
    </style:style>
    <style:style style:name="T91" style:family="text">
      <style:text-properties fo:font-weight="bold" style:font-weight-asian="bold" style:font-weight-complex="bold"/>
    </style:style>
    <style:style style:name="T92" style:family="text">
      <style:text-properties officeooo:rsid="003b74f8"/>
    </style:style>
    <style:style style:name="T93" style:family="text">
      <style:text-properties officeooo:rsid="003db95b"/>
    </style:style>
    <style:style style:name="T94" style:family="text">
      <style:text-properties officeooo:rsid="001dcdae"/>
    </style:style>
    <style:style style:name="T95" style:family="text">
      <style:text-properties officeooo:rsid="003f9f3d"/>
    </style:style>
    <style:style style:name="T96" style:family="text">
      <style:text-properties officeooo:rsid="00535f0b"/>
    </style:style>
    <style:style style:name="T97" style:family="text">
      <style:text-properties officeooo:rsid="00552267"/>
    </style:style>
    <style:style style:name="T98" style:family="text">
      <style:text-properties style:font-name="Liberation Serif"/>
    </style:style>
    <style:style style:name="T99" style:family="text">
      <style:text-properties style:font-name="Liberation Serif" officeooo:rsid="0064d33f"/>
    </style:style>
    <style:style style:name="T100" style:family="text">
      <style:text-properties officeooo:rsid="0064d33f"/>
    </style:style>
    <style:style style:name="fr1"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
      <text:p text:style-name="P45"/>
      <text:p text:style-name="P46">What Every Computer Scientist Should Know About Floating-Point Arithmetic</text:p>
      <text:p text:style-name="P51">David Goldberg</text:p>
      <text:p text:style-name="P51"/>
      <text:p text:style-name="P51"/>
      <text:p text:style-name="P47">Introduction</text:p>
      <text:p text:style-name="P51"/>
      <text:p text:style-name="P51">This paper is a tutorial on floating point arithmetic. It has four parts:</text:p>
      <text:p text:style-name="P51"/>
      <text:p text:style-name="P51">1. Implications of different rounding strategies for arithmetic operations with background information about measuring rounding error: <text:span text:style-name="T63">units in the last place</text:span> and <text:span text:style-name="T63">relative error</text:span>.</text:p>
      <text:p text:style-name="P51">2. The IEEE standard.</text:p>
      <text:p text:style-name="P51">3. The connections between floating point and the design of various aspects of computer systems.</text:p>
      <text:p text:style-name="P51">4. Details about theorem demonstrations.</text:p>
      <text:p text:style-name="P51"/>
      <text:p text:style-name="P47">1. Rounding Error</text:p>
      <text:p text:style-name="P51"/>
      <text:p text:style-name="P51">Squeezing infinitely many real numbers into a finite number of bits requires an approximate representa­tion. Most calculations with real numbers will produce quantities that cannot be exactly represented us­ing that many bits. Therefore, the result of a floating-point calculation should be rounded to a finite representation. This rounding error is an essential characteristic of floating-point arithmetic. </text:p>
      <text:p text:style-name="P51"/>
      <text:p text:style-name="P51">Does it matter if <text:span text:style-name="T1">basic arithmetic operations introduce a bit more rounding error than necessary?</text:span></text:p>
      <text:p text:style-name="P51"/>
      <text:p text:style-name="P52"><text:span text:style-name="T63">Guard digits</text:span>: a means of reducing the error when subtracting two nearby numbers.</text:p>
      <text:p text:style-name="P52"/>
      <text:p text:style-name="P48"><text:span text:style-name="T2">1</text:span>.1 Floating-Point Formats</text:p>
      <text:p text:style-name="P52"/>
      <text:p text:style-name="P53">A floating point number is <text:span text:style-name="T92">a </text:span><text:span text:style-name="T24">number in scientific notation</text:span> defined by <text:span text:style-name="T24">a set of parameters:</text:span> a <text:span text:style-name="T24">numeric </text:span>base <text:span text:style-name="T4">β</text:span><text:span text:style-name="T3">, a prec</text:span><text:span text:style-name="T10">i</text:span><text:span text:style-name="T3">sion </text:span><text:span text:style-name="T4">p</text:span><text:span text:style-name="T3"> </text:span><text:span text:style-name="T8">for a significand </text:span><text:span text:style-name="T5">m</text:span><text:span text:style-name="T8"> </text:span><text:span text:style-name="T3">and </text:span><text:span text:style-name="T8">an exponent within the limits of</text:span><text:span text:style-name="T3"> </text:span><text:span text:style-name="T4">e</text:span><text:span text:style-name="T15">max</text:span><text:span text:style-name="T3"> and </text:span><text:span text:style-name="T4">e</text:span><text:span text:style-name="T15">min</text:span><text:span text:style-name="T25"> </text:span><text:span text:style-name="T26">for the nu­meric base </text:span><text:span text:style-name="T34">β</text:span><text:span text:style-name="T26">:</text:span></text:p>
      <text:p text:style-name="P53"><text:span text:style-name="T26"/></text:p>
      <text:p text:style-name="P54"><text:span text:style-name="T38">±</text:span><text:span text:style-name="T28">m</text:span><text:span text:style-name="T26"> × </text:span><text:span text:style-name="T28">β</text:span><text:span text:style-name="T68">e</text:span><text:span text:style-name="T26"> </text:span><text:span text:style-name="T38"><text:s/></text:span></text:p>
      <text:p text:style-name="P56"><text:span text:style-name="T44">The precision </text:span><text:span text:style-name="T27">p</text:span><text:span text:style-name="T25"> stands for the number of digits of the significand, with one digit before the fraction mark (the point) and </text:span><text:span text:style-name="T27">p</text:span><text:span text:style-name="T25"> – 1 digits after it:</text:span></text:p>
      <text:p text:style-name="P56"><text:span text:style-name="T25"/></text:p>
      <text:p text:style-name="P55"><text:span text:style-name="T38">±</text:span><text:span text:style-name="T29">d</text:span><text:span text:style-name="T16">0</text:span><text:span text:style-name="T38">.</text:span><text:span text:style-name="T29">d</text:span><text:span text:style-name="T22">1</text:span><text:span text:style-name="T29">d</text:span><text:span text:style-name="T22">2</text:span><text:span text:style-name="T39"> </text:span><text:span text:style-name="T38">··· </text:span><text:span text:style-name="T29">d</text:span><text:span text:style-name="T23">p</text:span><text:span text:style-name="T22">-1</text:span><text:span text:style-name="T38"> </text:span><text:span text:style-name="T26">× </text:span><text:span text:style-name="T28">β</text:span><text:span text:style-name="T68">e</text:span><text:span text:style-name="T26"> </text:span><text:span text:style-name="T38"><text:s/></text:span></text:p>
      <text:p text:style-name="P56"><text:span text:style-name="T25"/></text:p>
      <text:p text:style-name="P57"><text:span text:style-name="T25">The last equation can be expressed i</text:span><text:span text:style-name="T44">n terms of a numeric base</text:span><text:span text:style-name="T25"> as:</text:span></text:p>
      <text:p text:style-name="P57"><text:span text:style-name="T25"/></text:p>
      <text:p text:style-name="P58"><text:span text:style-name="T25"/></text:p>
      <text:p text:style-name="P23"><text:span text:style-name="T38">±</text:span><text:span text:style-name="T42">(</text:span><text:span text:style-name="T29">d</text:span><text:span text:style-name="T16">0 </text:span><text:span text:style-name="T30">+ </text:span><text:span text:style-name="T29">d</text:span><text:span text:style-name="T16">1</text:span><text:span text:style-name="T26"> </text:span><text:span text:style-name="T28">β</text:span><text:span text:style-name="T68">-</text:span><text:span text:style-name="T69">1 </text:span><text:span text:style-name="T30">+ </text:span><text:span text:style-name="T38">··· </text:span><text:span text:style-name="T30">+ </text:span><text:span text:style-name="T38"><text:s/></text:span><text:span text:style-name="T29">d</text:span><text:span text:style-name="T17">P-1</text:span><text:span text:style-name="T26"> </text:span><text:span text:style-name="T28">β</text:span><text:span text:style-name="T68">-</text:span><text:span text:style-name="T69">(P-1)</text:span><text:span text:style-name="T42">) </text:span><text:span text:style-name="T26">× </text:span><text:span text:style-name="T28">β</text:span><text:span text:style-name="T68">e</text:span><text:span text:style-name="T26"> </text:span><text:span text:style-name="T38"><text:s/></text:span></text:p>
      <text:p text:style-name="P23"><text:span text:style-name="T38"/></text:p>
      <text:p text:style-name="P24"><text:span text:style-name="T38">T</text:span><text:span text:style-name="T25">he </text:span><text:span text:style-name="T44">number of possible significands</text:span><text:span text:style-name="T25"> is given by </text:span><text:span text:style-name="T28">β</text:span><text:span text:style-name="T67">p</text:span><text:span text:style-name="T25"> and the number of possible exponets is given by <text:s/></text:span><text:span text:style-name="T31">e</text:span><text:span text:style-name="T18">max </text:span><text:span text:style-name="T43">- <text:s/></text:span><text:span text:style-name="T31">e</text:span><text:span text:style-name="T15">min </text:span><text:span text:style-name="T25">– 1.</text:span></text:p>
      <text:p text:style-name="P24"><text:span text:style-name="T25"/></text:p>
      <text:p text:style-name="P1">The number of bits into which a floating point number can be encoded is given by:</text:p>
      <text:p text:style-name="P25"><text:span text:style-name="T25"/></text:p>
      <text:p text:style-name="P26"><text:soft-page-break/><text:span text:style-name="T25"/></text:p>
      <text:p text:style-name="P3"><draw:frame draw:style-name="fr1" draw:name="Objeto1" text:anchor-type="as-char" svg:y="-0.1846in" svg:width="2.3126in" svg:height="0.2571in" draw:z-index="0"><draw:object xlink:href="./Object 1" xlink:type="simple" xlink:show="embed" xlink:actuate="onLoad"/><draw:image xlink:href="./ObjectReplacements/Object 1" xlink:type="simple" xlink:show="embed" xlink:actuate="onLoad"/></draw:frame></text:p>
      <text:p text:style-name="P27"><text:span text:style-name="T25"/></text:p>
      <text:p text:style-name="P28"><text:span text:style-name="T25">Finally, the equation </text:span><text:span text:style-name="T46">±</text:span><text:span text:style-name="T29">d</text:span><text:span text:style-name="T20">0</text:span><text:span text:style-name="T46">.</text:span><text:span text:style-name="T29">d</text:span><text:span text:style-name="T41">1</text:span><text:span text:style-name="T29">d</text:span><text:span text:style-name="T41">2 </text:span><text:span text:style-name="T46">··· </text:span><text:span text:style-name="T29">d</text:span><text:span text:style-name="T40">p</text:span><text:span text:style-name="T41">-1</text:span><text:span text:style-name="T46"> </text:span><text:span text:style-name="T47">× </text:span><text:span text:style-name="T28">β</text:span><text:span text:style-name="T68">e</text:span><text:span text:style-name="T47"> </text:span><text:span text:style-name="T46"><text:s/></text:span><text:span text:style-name="T45">also requires that </text:span><text:span text:style-name="T27">d</text:span><text:span text:style-name="T19">0</text:span><text:span text:style-name="T45"> be greater than zero and less than the value of the numeric base. If </text:span><text:span text:style-name="T48">this is true then the floating-point number is expressed in a normalized way.</text:span></text:p>
      <text:p text:style-name="P28"><text:span text:style-name="T48"/></text:p>
      <text:p text:style-name="P29"><text:span text:style-name="T48">R</text:span><text:span text:style-name="T45">equiring that a floating-point representation be normalized makes the representation unique, </text:span><text:span text:style-name="T49">but this restriction makes impossible to </text:span><text:span text:style-name="T50">automatically</text:span><text:span text:style-name="T49"> represent zero. This requires that a </text:span><text:span text:style-name="T50">special configuration of bits be designed to represent zero, this is made by selecting a value from the exponent of </text:span><text:span text:style-name="T28">β </text:span><text:span text:style-name="T32">to</text:span><text:span text:style-name="T49"> repre­sent zero, usually e</text:span><text:span text:style-name="T21">min</text:span><text:span text:style-name="T49"> – 1. </text:span><text:span text:style-name="T50">Then, when <text:s/></text:span><text:span text:style-name="T28">β </text:span><text:span text:style-name="T73">e</text:span><text:span text:style-name="T72">min</text:span><text:span text:style-name="T73"> – 1 </text:span><text:span text:style-name="T50">a floating point value is interpreted as zero. This reduces the availability of exponents by <text:s/></text:span><text:span text:style-name="T28">β</text:span><text:span text:style-name="T70">e</text:span><text:span text:style-name="T32"> – 1</text:span><text:span text:style-name="T50">.</text:span></text:p>
      <text:p text:style-name="P30"><text:span text:style-name="T50"/></text:p>
      <text:p text:style-name="P49"><text:span text:style-name="T51">1</text:span><text:span text:style-name="T50">.</text:span><text:span text:style-name="T52">2</text:span><text:span text:style-name="T50"> </text:span><text:span text:style-name="T52">Relative error and ULPS</text:span></text:p>
      <text:p text:style-name="P49"><text:span text:style-name="T52"/></text:p>
      <text:p text:style-name="P59"><text:span text:style-name="T54">Since rounding error is inherent to floating-point computation, it is important to have a way to measure this error. There are t</text:span><text:span text:style-name="T53">wo ways of </text:span><text:span text:style-name="T56">measuring</text:span><text:span text:style-name="T53"> the rounding error. One is by the error in </text:span><text:span text:style-name="T33">units in the last place</text:span><text:span text:style-name="T53"> and the other one is the </text:span><text:span text:style-name="T33">relative error</text:span><text:span text:style-name="T53">. </text:span></text:p>
      <text:p text:style-name="P59"><text:span text:style-name="T53"/></text:p>
      <text:p text:style-name="P59"><text:span text:style-name="T45">If a floating-point number </text:span><text:span text:style-name="T46">±</text:span><text:span text:style-name="T29">d</text:span><text:span text:style-name="T20">0</text:span><text:span text:style-name="T46">.</text:span><text:span text:style-name="T29">d</text:span><text:span text:style-name="T41">1</text:span><text:span text:style-name="T29">d</text:span><text:span text:style-name="T41">2 </text:span><text:span text:style-name="T46">··· </text:span><text:span text:style-name="T29">d</text:span><text:span text:style-name="T40">p</text:span><text:span text:style-name="T41">-1</text:span><text:span text:style-name="T46"> </text:span><text:span text:style-name="T47">× </text:span><text:span text:style-name="T28">β</text:span><text:span text:style-name="T68">e</text:span><text:span text:style-name="T47"> </text:span><text:span text:style-name="T46"><text:s/></text:span><text:span text:style-name="T45">is used to represent a real number </text:span><text:span text:style-name="T27">z </text:span><text:span text:style-name="T45">it is in error </text:span><text:span text:style-name="T55">in units in the last place</text:span><text:span text:style-name="T45"> by: </text:span></text:p>
      <text:p text:style-name="P60"><text:span text:style-name="T45"/></text:p>
      <text:p text:style-name="P4"><draw:frame draw:style-name="fr1" draw:name="Objeto2" text:anchor-type="as-char" svg:y="-0.2445in" svg:width="2.2465in" svg:height="0.4189in" draw:z-index="1"><draw:object xlink:href="./Object 2" xlink:type="simple" xlink:show="embed" xlink:actuate="onLoad"/><draw:image xlink:href="./ObjectReplacements/Object 2" xlink:type="simple" xlink:show="embed" xlink:actuate="onLoad"/></draw:frame></text:p>
      <text:p text:style-name="P61"><text:span text:style-name="T45"/></text:p>
      <text:p text:style-name="P5">The other way to measure the difference between a floating-point number and the real number it is approximating is relative error, which is the difference between the two numbers divided by the real number.</text:p>
      <text:p text:style-name="P5"/>
      <text:p text:style-name="P6"><draw:frame draw:style-name="fr1" draw:name="Objeto3" text:anchor-type="as-char" svg:y="-0.2929in" svg:width="2.1681in" svg:height="0.4437in" draw:z-index="2"><draw:object xlink:href="./Object 3" xlink:type="simple" xlink:show="embed" xlink:actuate="onLoad"/><draw:image xlink:href="./ObjectReplacements/Object 3" xlink:type="simple" xlink:show="embed" xlink:actuate="onLoad"/></draw:frame></text:p>
      <text:p text:style-name="P6"/>
      <text:p text:style-name="P7">A floating-point number might be as close as real number in half an <text:span text:style-name="T93">ULP</text:span>.</text:p>
      <text:p text:style-name="P7"/>
      <text:p text:style-name="P7">If we have the error in terms of <text:span text:style-name="T93">ULPs</text:span> and then as a relative error, how can we express the error in <text:span text:style-name="T93">ULPs</text:span> in terms of the relative error?</text:p>
      <text:p text:style-name="P7"/>
      <text:p text:style-name="P8">To compute the relative error that corresponds to half an <text:span text:style-name="T93">ULP</text:span>, observe that when a real number is ap­proximated by the closest possible floating-point number, the absolute error can<text:span text:style-name="T91"> be as large as</text:span> </text:p>
      <text:p text:style-name="P8"/>
      <text:p text:style-name="P9"><draw:frame draw:style-name="fr1" draw:name="Objeto6" text:anchor-type="as-char" svg:y="-0.1728in" svg:width="2.2453in" svg:height="0.3598in" draw:z-index="4"><draw:object xlink:href="./Object 6" xlink:type="simple" xlink:show="embed" xlink:actuate="onLoad"/><draw:image xlink:href="./ObjectReplacements/Object 6" xlink:type="simple" xlink:show="embed" xlink:actuate="onLoad"/></draw:frame></text:p>
      <text:p text:style-name="P8"/>
      <text:p text:style-name="P8">Where <draw:frame draw:style-name="fr1" draw:name="Objeto7" text:anchor-type="as-char" svg:y="-0.2445in" svg:width="0.1366in" svg:height="0.3953in" draw:z-index="5"><draw:object xlink:href="./Object 7" xlink:type="simple" xlink:show="embed" xlink:actuate="onLoad"/><draw:image xlink:href="./ObjectReplacements/Object 7" xlink:type="simple" xlink:show="embed" xlink:actuate="onLoad"/></draw:frame><text:s/>is the number of the digit of the <text:span text:style-name="T93">ULP</text:span> for the floating point number.</text:p>
      <text:p text:style-name="P10"/>
      <text:p text:style-name="P11"/>
      <text:p text:style-name="P11"/>
      <text:p text:style-name="P13"><text:soft-page-break/>What is the relative error that corresponds to one <text:span text:style-name="T93">or half an</text:span> <text:span text:style-name="T93">ULP</text:span>? <text:span text:style-name="T94">To compute the relative error that corresponds to half an ulp, we can use this formula:</text:span></text:p>
      <text:p text:style-name="P12"><draw:frame draw:style-name="fr1" draw:name="Objeto9" text:anchor-type="as-char" svg:y="-0.1728in" svg:width="1.0453in" svg:height="0.2091in" draw:z-index="6"><draw:object xlink:href="./Object 9" xlink:type="simple" xlink:show="embed" xlink:actuate="onLoad"/><draw:image xlink:href="./ObjectReplacements/Object 9" xlink:type="simple" xlink:show="embed" xlink:actuate="onLoad"/><svg:desc>fórmula</svg:desc></draw:frame></text:p>
      <text:p text:style-name="P14"><draw:frame draw:style-name="fr1" draw:name="Objeto8" text:anchor-type="as-char" svg:y="-0.2445in" svg:width="1.4492in" svg:height="0.3953in" draw:z-index="7"><draw:object xlink:href="./Object 8" xlink:type="simple" xlink:show="embed" xlink:actuate="onLoad"/><draw:image xlink:href="./ObjectReplacements/Object 8" xlink:type="simple" xlink:show="embed" xlink:actuate="onLoad"/></draw:frame></text:p>
      <text:p text:style-name="P14"><draw:frame draw:style-name="fr1" draw:name="Objeto4" text:anchor-type="as-char" svg:y="-0.2654in" svg:width="1.0591in" svg:height="0.4362in" draw:z-index="8"><draw:object xlink:href="./Object 4" xlink:type="simple" xlink:show="embed" xlink:actuate="onLoad"/><draw:image xlink:href="./ObjectReplacements/Object 4" xlink:type="simple" xlink:show="embed" xlink:actuate="onLoad"/><svg:desc>fórmula</svg:desc></draw:frame></text:p>
      <text:p text:style-name="P14"/>
      <text:p text:style-name="P15">The relative error corresponding to ½ ulp can vary by a factor of <text:span text:style-name="T78">β. </text:span><text:span text:style-name="T76">This factor is called the </text:span><text:span text:style-name="T77">wobble</text:span><text:span text:style-name="T76">. Setting the error to the largest of bounds as </text:span><text:span text:style-name="T76"><draw:frame draw:style-name="fr1" draw:name="Objeto5" text:anchor-type="as-char" svg:y="-0.2445in" svg:width="0.8661in" svg:height="0.3953in" draw:z-index="3"><draw:object xlink:href="./Object 5" xlink:type="simple" xlink:show="embed" xlink:actuate="onLoad"/><draw:image xlink:href="./ObjectReplacements/Object 5" xlink:type="simple" xlink:show="embed" xlink:actuate="onLoad"/></draw:frame></text:span><text:span text:style-name="T76">, we can say that when a real number is rounded to the closest floating-point number, the relative error is always bounded by </text:span><text:span text:style-name="T79">ϵ </text:span><text:span text:style-name="T82">which is referred to as machine epsilon. </text:span></text:p>
      <text:p text:style-name="P15"><text:span text:style-name="T9"/></text:p>
      <text:p text:style-name="P15"><text:span text:style-name="T82">Usually, the relative error is expressed in terms of the machine epsilon </text:span><text:span text:style-name="T79">ϵ</text:span><text:span text:style-name="T82">.</text:span></text:p>
      <text:p text:style-name="P15"><text:span text:style-name="T9"/></text:p>
      <text:p text:style-name="P16"><text:span text:style-name="T82">When only the order of magnitude of rounding error is of interest, </text:span><text:span text:style-name="T87">ULP</text:span><text:span text:style-name="T82">s and <text:s/></text:span><text:span text:style-name="T80">ϵ </text:span><text:span text:style-name="T82">may be used interchange­ably. When a floating-point number is </text:span><text:span text:style-name="T83">in error <text:s/>by </text:span><text:span text:style-name="T81">n</text:span><text:span text:style-name="T83"> ulps, that means the number of contaminated dig­its is </text:span><text:span text:style-name="T83"><draw:frame draw:style-name="fr1" draw:name="Objeto10" text:anchor-type="as-char" svg:y="-0.1492in" svg:width="0.3929in" svg:height="0.2102in" draw:z-index="9"><draw:object xlink:href="./Object 10" xlink:type="simple" xlink:show="embed" xlink:actuate="onLoad"/><draw:image xlink:href="./ObjectReplacements/Object 10" xlink:type="simple" xlink:show="embed" xlink:actuate="onLoad"/></draw:frame></text:span><text:span text:style-name="T83">. If the relative error in a computation is </text:span><text:span text:style-name="T81">n</text:span><text:span text:style-name="T80">ϵ, </text:span><text:span text:style-name="T83">then:</text:span></text:p>
      <text:p text:style-name="P16"><text:span text:style-name="T83"/></text:p>
      <text:p text:style-name="P2"><draw:frame draw:style-name="fr1" draw:name="Objeto11" text:anchor-type="as-char" svg:y="-0.1492in" svg:width="1.852in" svg:height="0.2102in" draw:z-index="10"><draw:object xlink:href="./Object 11" xlink:type="simple" xlink:show="embed" xlink:actuate="onLoad"/><draw:image xlink:href="./ObjectReplacements/Object 11" xlink:type="simple" xlink:show="embed" xlink:actuate="onLoad"/></draw:frame></text:p>
      <text:p text:style-name="P17"><text:span text:style-name="T83"/></text:p>
      <text:p text:style-name="P50"><text:span text:style-name="T84">1</text:span><text:span text:style-name="T85">.</text:span><text:span text:style-name="T86">3</text:span><text:span text:style-name="T85"> </text:span><text:span text:style-name="T86">Guard Digits</text:span></text:p>
      <text:p text:style-name="P50"><text:span text:style-name="T86"/></text:p>
      <text:p text:style-name="P38">Without a guard digit, the relative error committed when subtracting two nearby quantities can be very large. If the relative error is so large, then all the digits a meaningless. </text:p>
      <text:p text:style-name="P62"><text:span text:style-name="T82"/></text:p>
      <text:p text:style-name="P62"><text:span text:style-name="T82">We can compute the difference between two floating point numbers computing the difference exactly, then </text:span><text:span text:style-name="T88">round</text:span><text:span text:style-name="T82"> it to the nearest floating point number. This is very expensive if the operands differ greatly in size.</text:span></text:p>
      <text:p text:style-name="P62"><text:span text:style-name="T82"/></text:p>
      <text:p text:style-name="P32">Usually computing the exact sum is very expensive in terms of digits and it gives the same result as when we just subtract the amounts from the significands with the given precision. But of course, this can also give an answer that is not that accurate.</text:p>
      <text:p text:style-name="P32"/>
      <text:p text:style-name="P32"><text:span text:style-name="T91">Theorem 1.</text:span> Using a floating-point format with parameters <text:span text:style-name="T4">β</text:span><text:span text:style-name="T3"> and </text:span><text:span text:style-name="T4">p</text:span><text:span text:style-name="T3"> and computing differences using </text:span><text:span text:style-name="T4">p</text:span><text:span text:style-name="T3"> digits, the relative error of the result can be as large as </text:span><text:span text:style-name="T4">β</text:span><text:span text:style-name="T3"> – 1.</text:span></text:p>
      <text:p text:style-name="P31"/>
      <text:p text:style-name="P34">If the error is<text:span text:style-name="T95"> </text:span><text:span text:style-name="T6">β</text:span><text:span text:style-name="T74">-</text:span><text:span text:style-name="T67">p</text:span><text:span text:style-name="T66"> </text:span><text:span text:style-name="T60">–</text:span><text:span text:style-name="T25"> </text:span><text:span text:style-name="T35">β</text:span><text:span text:style-name="T74">-</text:span><text:span text:style-name="T67">p</text:span><text:span text:style-name="T66">+1 </text:span><text:span text:style-name="T60">= </text:span><text:span text:style-name="T35">β</text:span><text:span text:style-name="T74">-</text:span><text:span text:style-name="T67">p</text:span><text:span text:style-name="T25"> ( </text:span><text:span text:style-name="T27">β</text:span><text:span text:style-name="T25"> </text:span><text:span text:style-name="T60">–</text:span><text:span text:style-name="T25"> </text:span><text:span text:style-name="T60">1</text:span><text:span text:style-name="T59"> </text:span><text:span text:style-name="T25">).</text:span></text:p>
      <text:p text:style-name="P33"><text:span text:style-name="T25"/></text:p>
      <text:p text:style-name="P36"><text:span text:style-name="T25">Then, the relative error is </text:span><text:span text:style-name="T35">β</text:span><text:span text:style-name="T74">-</text:span><text:span text:style-name="T75">p</text:span><text:span text:style-name="T61"> </text:span><text:span text:style-name="T62">(</text:span><text:span text:style-name="T61"> </text:span><text:span text:style-name="T36">β</text:span><text:span text:style-name="T59"> </text:span><text:span text:style-name="T25">–</text:span><text:span text:style-name="T59"> </text:span><text:span text:style-name="T25">1</text:span><text:span text:style-name="T61">) / </text:span><text:span text:style-name="T25"><text:s/></text:span><text:span text:style-name="T35">β</text:span><text:span text:style-name="T74">-</text:span><text:span text:style-name="T71">p</text:span><text:span text:style-name="T75"> </text:span><text:span text:style-name="T25">= </text:span><text:span text:style-name="T27">β</text:span><text:span text:style-name="T25"> – 1.</text:span></text:p>
      <text:p text:style-name="P35"><text:span text:style-name="T25"/></text:p>
      <text:p text:style-name="P37"><text:span text:style-name="T44">Theorem 2</text:span><text:span text:style-name="T25">. If </text:span><text:span text:style-name="T27">x</text:span><text:span text:style-name="T25"> and </text:span><text:span text:style-name="T27">y</text:span><text:span text:style-name="T25"> are floating-point numbers in a format </text:span><text:span text:style-name="T27">β </text:span><text:span text:style-name="T45">and </text:span><text:span text:style-name="T27">p</text:span><text:span text:style-name="T45"> and if subtraction is done with </text:span><text:span text:style-name="T27">p</text:span><text:span text:style-name="T45"> + 1 digits (</text:span><text:span text:style-name="T27">i</text:span><text:span text:style-name="T45">.</text:span><text:span text:style-name="T27">e</text:span><text:span text:style-name="T45">., </text:span><text:span text:style-name="T58">with </text:span><text:span text:style-name="T45">one guard digit), then the relative rounding error in the result is less than 2</text:span><text:span text:style-name="T37">ϵ</text:span><text:span text:style-name="T57">.</text:span></text:p>
      <text:p text:style-name="P31"/>
      <text:p text:style-name="P31">Without a <text:span text:style-name="T63">guard digit</text:span>, the relative error when subtracting two quantities can be very large, <text:span text:style-name="T96">that </text:span><text:span text:style-name="T97">is</text:span><text:span text:style-name="T96"> why an extra digit is added in the subtraction operations.</text:span></text:p>
      <text:p text:style-name="P31"/>
      <text:p text:style-name="P44"><text:soft-page-break/>1.4 Cancellation</text:p>
      <text:p text:style-name="P38">When subtracting nearby quantities, the most significant digits in the operands match and cancel each other. There are two kinds of cancellation: catastrophic and benign.</text:p>
      <text:p text:style-name="P38"/>
      <text:p text:style-name="P39"><text:span text:style-name="T64">Catastrophic cancellation</text:span> occurs when the operands are subject to rounding errors. For example, in the quadratic formula the expression <text:span text:style-name="T63">b</text:span>² – <text:span text:style-name="T63">4ac</text:span> occurs. The quantities <text:span text:style-name="T63">b</text:span>² and 4<text:span text:style-name="T63">ac</text:span> are subject to rounding errors since they are result of floating point multiplications.</text:p>
      <text:p text:style-name="P39"/>
      <text:p text:style-name="P39"><text:span text:style-name="T64">Benign cancellation</text:span> occurs when subtracting exactly know quantities. If <text:span text:style-name="T63">x</text:span> and <text:span text:style-name="T63">y</text:span> have no rounding error, then then by the Theorem 2 the subtraction is done with a guard digit and the difference has a small relative error, of less than 2<text:span text:style-name="T3">ϵ.</text:span></text:p>
      <text:p text:style-name="P39"><text:span text:style-name="T3"/></text:p>
      <text:p text:style-name="P63">In general, multiplying two quantities with small relative error results in a product with small relative error.</text:p>
      <text:p text:style-name="P39"><text:span text:style-name="T3"/></text:p>
      <text:p text:style-name="P40"><text:span text:style-name="T3">To avoid confusion between exact and computed values, the following notation is used, whereas x – y denotes the exact difference of x and y, </text:span><text:span text:style-name="T3"><draw:frame draw:style-name="fr1" draw:name="Object1" text:anchor-type="as-char" svg:y="-0.1492in" svg:width="0.3398in" svg:height="0.1854in" draw:z-index="11"><draw:object xlink:href="./Object 12" xlink:type="simple" xlink:show="embed" xlink:actuate="onLoad"/><draw:image xlink:href="./ObjectReplacements/Object 12" xlink:type="simple" xlink:show="embed" xlink:actuate="onLoad"/></draw:frame></text:span><text:span text:style-name="T3"><text:s/>denotes the computed difference, with rounding error. Similarly, all circled operators denote their exact equivalents. </text:span></text:p>
      <text:p text:style-name="P40"><text:span text:style-name="T3"/></text:p>
      <text:p text:style-name="P42"><text:span text:style-name="T3">In general, </text:span><text:span text:style-name="T12">replacing a catastrophic cancellation by benign cancellation is not worthwhile</text:span><text:span text:style-name="T3"> if the expense is large because the input is often bu</text:span><text:span text:style-name="T11">t</text:span><text:span text:style-name="T3"> not always an approximation. But </text:span><text:span text:style-name="T4">e</text:span><text:span text:style-name="T7">liminating a cancellation entirely</text:span><text:span text:style-name="T3"> (as in the quadratic formula) is worthwhile even if the data are not exact.</text:span></text:p>
      <text:p text:style-name="P42"><text:span text:style-name="T3"/></text:p>
      <text:p text:style-name="P63">Eliminating cancellation entirely is better than substituting catastrophic by benign cancellation.</text:p>
      <text:p text:style-name="P41"><text:span text:style-name="T3"/></text:p>
      <text:p text:style-name="P43"><text:span text:style-name="T13">Theorem 3. </text:span><text:span text:style-name="T3">The rounding error incurred when using the formula </text:span></text:p>
      <text:p text:style-name="P43"><text:span text:style-name="T3"/></text:p>
      <text:p text:style-name="P64"><draw:frame draw:style-name="fr1" draw:name="Object2" text:anchor-type="as-char" svg:y="-0.3953in" svg:width="4.1756in" svg:height="0.5457in" draw:z-index="13"><draw:object xlink:href="./Object 13" xlink:type="simple" xlink:show="embed" xlink:actuate="onLoad"/><draw:image xlink:href="./ObjectReplacements/Object 13" xlink:type="simple" xlink:show="embed" xlink:actuate="onLoad"/><svg:desc>formula</svg:desc></draw:frame></text:p>
      <text:p text:style-name="P18"><text:span text:style-name="T83"/></text:p>
      <text:p text:style-name="P19"><text:span text:style-name="T83">t</text:span><text:span text:style-name="T82">o compute the area of a triangle is at most 11ϵ, provided subtraction is performed with a guard digit, </text:span><text:span text:style-name="T82"><draw:frame draw:style-name="fr1" draw:name="Object3" text:anchor-type="as-char" svg:y="-0.1492in" svg:width="0.6063in" svg:height="0.1854in" draw:z-index="12"><draw:object xlink:href="./Object 14" xlink:type="simple" xlink:show="embed" xlink:actuate="onLoad"/><draw:image xlink:href="./ObjectReplacements/Object 14" xlink:type="simple" xlink:show="embed" xlink:actuate="onLoad"/></draw:frame></text:span><text:span text:style-name="T82">, and square roots are computed to within ½ </text:span><text:span text:style-name="T79">ulp</text:span><text:span text:style-name="T82">.</text:span></text:p>
      <text:p text:style-name="P19"><text:span text:style-name="T82"/></text:p>
      <text:p text:style-name="P20"><text:span text:style-name="T82">The condition that </text:span><text:span text:style-name="T82"><draw:frame draw:style-name="fr1" draw:name="Object4" text:anchor-type="as-char" svg:y="-0.1492in" svg:width="0.6063in" svg:height="0.1854in" draw:z-index="14"><draw:object xlink:href="./Object 15" xlink:type="simple" xlink:show="embed" xlink:actuate="onLoad"/><draw:image xlink:href="./ObjectReplacements/Object 15" xlink:type="simple" xlink:show="embed" xlink:actuate="onLoad"/><svg:desc>formula</svg:desc></draw:frame></text:span><text:span text:style-name="T82"><text:s/>is met in virtually every floating-point system.</text:span><text:span text:style-name="T90"> For example, when β = 2 , p &gt; 7 ensures that ϵ &lt; 0.005</text:span><text:span text:style-name="T82">.</text:span></text:p>
      <text:p text:style-name="P20"><text:span text:style-name="T82"/></text:p>
      <text:p text:style-name="P20"><text:span text:style-name="T82"/></text:p>
      <text:p text:style-name="P22"><text:span text:style-name="T83"/></text:p>
      <text:p text:style-name="P22"><text:span text:style-name="T83">1.</text:span><text:span text:style-name="T82">5 Exactly rounded operations</text:span></text:p>
      <text:p text:style-name="P22"><text:span text:style-name="T82"/></text:p>
      <text:p text:style-name="P65">When floating-point operations are done with a guard digit, they are not as accurate as if they were computed exactly then rounded to the nearest floating-point number. Operations in this manner are called exactly rounded.</text:p>
      <text:p text:style-name="P21"><text:span text:style-name="T82"/></text:p>
      <text:p text:style-name="P21"><text:span text:style-name="T89">A</text:span><text:span text:style-name="T82">nother school of thought says that since numbers ending in 5 are halfway between two possible roundings, they should round down half the time and round up the other half. One way of obtaining</text:span></text:p>
      <text:p text:style-name="P65">this 50% behavior is to require that the rounded result have its least significant digit</text:p>
      <text:p text:style-name="P65">be even. Thus 12.5 rounds to 12 rather than 13 because 2 is even.</text:p>
      <text:p text:style-name="P21"><text:soft-page-break/><text:span text:style-name="T82"/></text:p>
      <text:p text:style-name="P65">This example suggests that when using the round up rule, computations can gradually drift upward, whereas when using round to even the theorem says this cannot happen. Throughout the rest of this paper, round to even will be used.</text:p>
      <text:p text:style-name="P65"/>
      <text:p text:style-name="P66">2. IEEE Standard</text:p>
      <text:p text:style-name="P66"/>
      <text:p text:style-name="P66">IEEE 754 is a binary standard that requires <text:span text:style-name="T3">β</text:span> = 2, p = 24 for single precision</text:p>
      <text:p text:style-name="P66">and p = 53 for double precision [IEEE 1987]. It also specifies the precise layout of bits in a</text:p>
      <text:p text:style-name="P66">single and double precision.</text:p>
      <text:p text:style-name="P66"/>
      <text:p text:style-name="P69">Formats and operations</text:p>
      <text:p text:style-name="P66"/>
      <text:p text:style-name="P69">Base</text:p>
      <text:p text:style-name="P66"/>
      <text:p text:style-name="P66">It is clear why IEEE 754 allows <text:span text:style-name="T3">β</text:span> = 10. Base 10 is how humans exchange and think</text:p>
      <text:p text:style-name="P66">about numbers. Using ( <text:span text:style-name="T3">β </text:span>= 10 is especially appropriate for calculators, where the result of each operation is displayed by the calculator in decimal. There are several reasons why IEEE 754 asumes that if the base is not 10, it must be 2.</text:p>
      <text:p text:style-name="P66"/>
      <text:p text:style-name="P66">The results of error analyses are much tighter when <text:span text:style-name="T3">β</text:span> is 2 because a rounding error of 1/2 ulp wobbles by a factor of <text:span text:style-name="T3">β</text:span> when computed as a relative error, and error analyses are almost always simpler when based on relative error. A related reason has to do with the effective precision for large bases, so a precision of p can have a lower effective precision.</text:p>
      <text:p text:style-name="P66"/>
      <text:p text:style-name="P66"><text:span text:style-name="T100">W</text:span>hen <text:span text:style-name="T99">β</text:span> = 2 it is possible to gain an extra bit of <text:span text:style-name="T100">precision, so the </text:span><text:span text:style-name="T99">β</text:span><text:span text:style-name="T100"> = 2 machine has 23 bits of</text:span></text:p>
      <text:p text:style-name="P66">precision to compare with a range of 21-24 bits for the <text:span text:style-name="T99">β</text:span> = 16 machine.</text:p>
      <text:p text:style-name="P66"/>
      <text:p text:style-name="P66"><text:span text:style-name="T100">There might be performance considerations to choose a larger base, but i</text:span>n most modern hardware, the performance gained by avoiding a shift for a subset of operands is negligible, so the small wobble of (<text:span text:style-name="T99">β</text:span> = 2 makes it the preferable base.</text:p>
      <text:p text:style-name="P66"/>
      <text:p text:style-name="P66">Another advantage of using <text:span text:style-name="T99">β</text:span> = 2 is that there is a way to gain an extra bit of significance. Since float-</text:p>
      <text:p text:style-name="P66">ing-point numbers are always normalized, the most significant bit of the significant is always 1, and there is no reason to waste a bit of storage representing it. Formats that use this trick <text:span text:style-name="T100">are said to have a hidden bit.</text:span></text:p>
      <text:p text:style-name="P66"/>
      <text:p text:style-name="P67">This <text:s/>requires a special convention for 0. The method given there was that an exponent of all</text:p>
      <text:p text:style-name="P67">nent of e<text:span text:style-name="T14">min</text:span> – 1 and a significant of all zeros represent not 1.0 x 2<text:span text:style-name="T65">e_min-1</text:span> but rather 0.</text:p>
      <text:p text:style-name="P67"/>
      <text:p text:style-name="P67">IEEE 754 single precision is encoded in 32 bits using 1 bit for the sign, 8 bits for the exponent, and 23 bits for the significant</text:p>
      <text:p text:style-name="P67"/>
      <text:p text:style-name="P67">It uses a hidden bit, however, so the significant is 24 bits (p = 24), even though it is encoded using only</text:p>
      <text:p text:style-name="P67">23 bits.</text:p>
      <text:p text:style-name="P67"/>
      <text:p text:style-name="P68">Precisio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1"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29T10:04:04.484054387</meta:creation-date>
    <dc:date>2025-02-03T00:11:26.081720885</dc:date>
    <meta:editing-duration>P1DT3H56M23S</meta:editing-duration>
    <meta:editing-cycles>55</meta:editing-cycles>
    <meta:generator>LibreOffice/24.2.7.2$Linux_X86_64 LibreOffice_project/420$Build-2</meta:generator>
    <meta:document-statistic meta:table-count="0" meta:image-count="0" meta:object-count="15" meta:page-count="5" meta:paragraph-count="90" meta:word-count="1841" meta:character-count="10431" meta:non-whitespace-character-count="8632"/>
  </office:meta>
</office:document-meta>
</file>

<file path=Object 1/content.xml><?xml version="1.0" encoding="utf-8"?>
<math xmlns="http://www.w3.org/1998/Math/MathML" display="block">
  <semantics>
    <mrow>
      <mrow>
        <mo fence="true" form="prefix" stretchy="true">⌈</mo>
        <mrow>
          <mrow>
            <msub>
              <mi>log</mi>
              <mn>2</mn>
            </msub>
            <mrow>
              <mo fence="true" form="prefix" stretchy="false">(</mo>
              <mrow>
                <mrow>
                  <msub>
                    <mi>e</mi>
                    <mi mathvariant="italic">max</mi>
                  </msub>
                  <mo stretchy="false">−</mo>
                  <msub>
                    <mi>e</mi>
                    <mi mathvariant="italic">min</mi>
                  </msub>
                  <mo stretchy="false">+</mo>
                  <mn>1</mn>
                </mrow>
              </mrow>
              <mo fence="true" form="postfix" stretchy="false">)</mo>
            </mrow>
          </mrow>
        </mrow>
        <mo fence="true" form="postfix" stretchy="true">⌉</mo>
      </mrow>
      <mo stretchy="false">+</mo>
      <mrow>
        <mo fence="true" form="prefix" stretchy="true">⌈</mo>
        <mrow>
          <mrow>
            <msub>
              <mi>log</mi>
              <mn>2</mn>
            </msub>
            <mrow>
              <mo fence="true" form="prefix" stretchy="false">(</mo>
              <mrow>
                <msup>
                  <mi>β</mi>
                  <mi>p</mi>
                </msup>
              </mrow>
              <mo fence="true" form="postfix" stretchy="false">)</mo>
            </mrow>
          </mrow>
        </mrow>
        <mo fence="true" form="postfix" stretchy="true">⌉</mo>
      </mrow>
      <mo stretchy="false">+</mo>
      <mn>1</mn>
    </mrow>
    <annotation encoding="StarMath 5.0">{ left lceil log_2(e_{max}-e_{min}+1) right rceil  } + {left lceil log_2(%beta^p) right rceil} + 1</annotation>
  </semantics>
</math>
</file>

<file path=Object 10/content.xml><?xml version="1.0" encoding="utf-8"?>
<math xmlns="http://www.w3.org/1998/Math/MathML" display="block">
  <semantics>
    <mrow>
      <msub>
        <mi>log</mi>
        <mi>β</mi>
      </msub>
      <mi>n</mi>
    </mrow>
    <annotation encoding="StarMath 5.0">log_{%beta}n</annotation>
  </semantics>
</math>
</file>

<file path=Object 11/content.xml><?xml version="1.0" encoding="utf-8"?>
<math xmlns="http://www.w3.org/1998/Math/MathML" display="block">
  <semantics>
    <mrow>
      <mi mathvariant="italic">contaminated</mi>
      <mrow>
        <mi mathvariant="italic">digits</mi>
        <mo stretchy="false">≈</mo>
        <msub>
          <mi>log</mi>
          <mi>β</mi>
        </msub>
      </mrow>
      <mi>n</mi>
    </mrow>
    <annotation encoding="StarMath 5.0">contaminated digits approx log_{%beta}n</annotation>
  </semantics>
</math>
</file>

<file path=Object 12/content.xml><?xml version="1.0" encoding="utf-8"?>
<math xmlns="http://www.w3.org/1998/Math/MathML" display="block">
  <semantics>
    <mrow>
      <mi>x</mi>
      <mo stretchy="false">⊖</mo>
      <mi>y</mi>
    </mrow>
    <annotation encoding="StarMath 5.0">{ x ominus y }</annotation>
  </semantics>
</math>
</file>

<file path=Object 13/content.xml><?xml version="1.0" encoding="utf-8"?>
<math xmlns="http://www.w3.org/1998/Math/MathML" display="block">
  <semantics>
    <mrow>
      <mi>A</mi>
      <mo stretchy="false">=</mo>
      <mfrac>
        <msup>
          <mrow>
            <mo fence="true" form="prefix" stretchy="false">[</mo>
            <mrow>
              <mrow>
                <mrow>
                  <mo fence="true" form="prefix" stretchy="false">(</mo>
                  <mrow>
                    <mrow>
                      <mrow>
                        <mo fence="true" form="prefix" stretchy="false">(</mo>
                        <mrow>
                          <mrow>
                            <mi>a</mi>
                            <mo stretchy="false">+</mo>
                            <mrow>
                              <mo fence="true" form="prefix" stretchy="false">(</mo>
                              <mrow>
                                <mrow>
                                  <mi>b</mi>
                                  <mo stretchy="false">+</mo>
                                  <mi>c</mi>
                                </mrow>
                              </mrow>
                              <mo fence="true" form="postfix" stretchy="false">)</mo>
                            </mrow>
                          </mrow>
                        </mrow>
                        <mo fence="true" form="postfix" stretchy="false">)</mo>
                      </mrow>
                      <mo stretchy="false">×</mo>
                      <mrow>
                        <mo fence="true" form="prefix" stretchy="false">(</mo>
                        <mrow>
                          <mrow>
                            <mi>c</mi>
                            <mo stretchy="false">−</mo>
                            <mrow>
                              <mo fence="true" form="prefix" stretchy="false">(</mo>
                              <mrow>
                                <mrow>
                                  <mi>a</mi>
                                  <mo stretchy="false">−</mo>
                                  <mi>b</mi>
                                </mrow>
                              </mrow>
                              <mo fence="true" form="postfix" stretchy="false">)</mo>
                            </mrow>
                          </mrow>
                        </mrow>
                        <mo fence="true" form="postfix" stretchy="false">)</mo>
                      </mrow>
                    </mrow>
                  </mrow>
                  <mo fence="true" form="postfix" stretchy="false">)</mo>
                </mrow>
                <mo stretchy="false">×</mo>
                <mrow>
                  <mo fence="true" form="prefix" stretchy="false">(</mo>
                  <mrow>
                    <mrow>
                      <mrow>
                        <mo fence="true" form="prefix" stretchy="false">(</mo>
                        <mrow>
                          <mrow>
                            <mi>c</mi>
                            <mo stretchy="false">+</mo>
                            <mrow>
                              <mo fence="true" form="prefix" stretchy="false">(</mo>
                              <mrow>
                                <mrow>
                                  <mi>a</mi>
                                  <mo stretchy="false">−</mo>
                                  <mi>b</mi>
                                </mrow>
                              </mrow>
                              <mo fence="true" form="postfix" stretchy="false">)</mo>
                            </mrow>
                          </mrow>
                        </mrow>
                        <mo fence="true" form="postfix" stretchy="false">)</mo>
                      </mrow>
                      <mo stretchy="false">×</mo>
                      <mrow>
                        <mo fence="true" form="prefix" stretchy="false">(</mo>
                        <mrow>
                          <mrow>
                            <mi>a</mi>
                            <mo stretchy="false">+</mo>
                            <mrow>
                              <mo fence="true" form="prefix" stretchy="false">(</mo>
                              <mrow>
                                <mrow>
                                  <mi>b</mi>
                                  <mo stretchy="false">−</mo>
                                  <mi>c</mi>
                                </mrow>
                              </mrow>
                              <mo fence="true" form="postfix" stretchy="false">)</mo>
                            </mrow>
                          </mrow>
                        </mrow>
                        <mo fence="true" form="postfix" stretchy="false">)</mo>
                      </mrow>
                    </mrow>
                  </mrow>
                  <mo fence="true" form="postfix" stretchy="false">)</mo>
                </mrow>
              </mrow>
            </mrow>
            <mo fence="true" form="postfix" stretchy="false">]</mo>
          </mrow>
          <mfrac>
            <mn>1</mn>
            <mn>2</mn>
          </mfrac>
        </msup>
        <mn>4</mn>
      </mfrac>
    </mrow>
    <annotation encoding="StarMath 5.0">A= frac{[((a+(b+c)) times (c-(a-b))) times ((c+(a-b)) times (a+(b-c))) ] ^ {frac {1} {2}}}4</annotation>
  </semantics>
</math>
</file>

<file path=Object 14/content.xml><?xml version="1.0" encoding="utf-8"?>
<math xmlns="http://www.w3.org/1998/Math/MathML" display="block">
  <semantics>
    <mrow>
      <mi>ϵ</mi>
      <mo stretchy="false">≤</mo>
      <mn>0.005</mn>
    </mrow>
    <annotation encoding="StarMath 5.0">%epsilon &lt;= 0.005</annotation>
  </semantics>
</math>
</file>

<file path=Object 15/content.xml><?xml version="1.0" encoding="utf-8"?>
<math xmlns="http://www.w3.org/1998/Math/MathML" display="block">
  <semantics>
    <mrow>
      <mi>ϵ</mi>
      <mo stretchy="false">≤</mo>
      <mn>0.005</mn>
    </mrow>
    <annotation encoding="StarMath 5.0">%epsilon &lt;= 0.005</annotation>
  </semantics>
</math>
</file>

<file path=Object 2/content.xml><?xml version="1.0" encoding="utf-8"?>
<math xmlns="http://www.w3.org/1998/Math/MathML" display="block">
  <semantics>
    <mrow>
      <msub>
        <mi>ϵ</mi>
        <mi mathvariant="italic">ulps</mi>
      </msub>
      <mo stretchy="false">=</mo>
      <mrow>
        <mrow>
          <mo fence="true" form="prefix" stretchy="false">|</mo>
          <mrow>
            <mrow>
              <msub>
                <mi>d</mi>
                <mn>0</mn>
              </msub>
              <mn>.</mn>
              <msub>
                <mi>d</mi>
                <mn>1</mn>
              </msub>
              <msub>
                <mi>d</mi>
                <mn>2</mn>
              </msub>
              <mo stretchy="false">⋯</mo>
              <mrow>
                <msub>
                  <mi>d</mi>
                  <mrow>
                    <mi>p</mi>
                    <mo stretchy="false">−</mo>
                    <mn>1</mn>
                  </mrow>
                </msub>
                <mo stretchy="false">−</mo>
                <mfrac>
                  <mi>z</mi>
                  <msup>
                    <mi>β</mi>
                    <mi>e</mi>
                  </msup>
                </mfrac>
              </mrow>
            </mrow>
          </mrow>
          <mo fence="true" form="postfix" stretchy="false">|</mo>
        </mrow>
        <mo stretchy="false">×</mo>
        <msup>
          <mi>β</mi>
          <mrow>
            <mi>p</mi>
            <mo stretchy="false">−</mo>
            <mn>1</mn>
          </mrow>
        </msup>
      </mrow>
    </mrow>
    <annotation encoding="StarMath 5.0">%epsilon_{ulps}  = {lline { d _ 0 . d _ 1 d _ 2 dotsaxis { d _ { p - 1 } - { z over %beta ^ e } } } rline } times %beta^{p-1} </annotation>
  </semantics>
</math>
</file>

<file path=Object 3/content.xml><?xml version="1.0" encoding="utf-8"?>
<math xmlns="http://www.w3.org/1998/Math/MathML" display="block">
  <semantics>
    <mrow>
      <msub>
        <mi>ϵ</mi>
        <mi mathvariant="italic">relative</mi>
      </msub>
      <mo stretchy="false">=</mo>
      <mfrac>
        <mrow>
          <mo fence="true" form="prefix" stretchy="false">|</mo>
          <mrow>
            <mrow>
              <mrow>
                <mi>z</mi>
                <mo stretchy="false">−</mo>
                <msub>
                  <mi>d</mi>
                  <mn>0</mn>
                </msub>
              </mrow>
              <mn>.</mn>
              <msub>
                <mi>d</mi>
                <mn>1</mn>
              </msub>
              <msub>
                <mi>d</mi>
                <mn>2</mn>
              </msub>
              <mo stretchy="false">⋯</mo>
              <mrow>
                <msub>
                  <mi>d</mi>
                  <mrow>
                    <mi>p</mi>
                    <mo stretchy="false">−</mo>
                    <mn>1</mn>
                  </mrow>
                </msub>
                <mo stretchy="false">×</mo>
                <msup>
                  <mi>β</mi>
                  <mi>e</mi>
                </msup>
              </mrow>
            </mrow>
          </mrow>
          <mo fence="true" form="postfix" stretchy="false">|</mo>
        </mrow>
        <mi>z</mi>
      </mfrac>
    </mrow>
    <annotation encoding="StarMath 5.0">%epsilon_{relative} =  {lline { { z - d _ 0 } . d _ 1 d _ 2 dotsaxis d _ { p - 1 } times %beta^e } rline} over z  </annotation>
  </semantics>
</math>
</file>

<file path=Object 4/content.xml><?xml version="1.0" encoding="utf-8"?>
<math xmlns="http://www.w3.org/1998/Math/MathML" display="block">
  <semantics>
    <mrow>
      <mrow>
        <mo fence="true" form="prefix" stretchy="true">(</mo>
        <mrow>
          <mrow>
            <mrow>
              <mo fence="true" form="prefix" stretchy="false">(</mo>
              <mrow>
                <mfrac>
                  <mi>β</mi>
                  <mn>2</mn>
                </mfrac>
              </mrow>
              <mo fence="true" form="postfix" stretchy="false">)</mo>
            </mrow>
            <mo stretchy="false">×</mo>
            <msup>
              <mi>β</mi>
              <mrow>
                <mo stretchy="false">−</mo>
                <mi>p</mi>
              </mrow>
            </msup>
          </mrow>
        </mrow>
        <mo fence="true" form="postfix" stretchy="true">)</mo>
      </mrow>
      <mo stretchy="false">×</mo>
      <msup>
        <mi>β</mi>
        <mi>e</mi>
      </msup>
    </mrow>
    <annotation encoding="StarMath 5.0">left ( (%beta over 2) times %beta^{-p} right ) times %beta^e</annotation>
  </semantics>
</math>
</file>

<file path=Object 5/content.xml><?xml version="1.0" encoding="utf-8"?>
<math xmlns="http://www.w3.org/1998/Math/MathML" display="block">
  <semantics>
    <mrow>
      <mi>ϵ</mi>
      <mo stretchy="false">=</mo>
      <mrow>
        <mrow>
          <mo fence="true" form="prefix" stretchy="false">(</mo>
          <mrow>
            <mfrac>
              <mi>β</mi>
              <mn>2</mn>
            </mfrac>
          </mrow>
          <mo fence="true" form="postfix" stretchy="false">)</mo>
        </mrow>
        <mo stretchy="false">×</mo>
        <msup>
          <mi>β</mi>
          <mrow>
            <mo stretchy="false">−</mo>
            <mi>p</mi>
          </mrow>
        </msup>
      </mrow>
    </mrow>
    <annotation encoding="StarMath 5.0">%epsilon = (%beta over 2) times %beta^{-p}</annotation>
  </semantics>
</math>
</file>

<file path=Object 6/content.xml><?xml version="1.0" encoding="utf-8"?>
<math xmlns="http://www.w3.org/1998/Math/MathML" display="block">
  <semantics>
    <mrow>
      <mrow>
        <msub>
          <mn>0</mn>
          <mn>0</mn>
        </msub>
        <msub>
          <mn>.0</mn>
          <mn>1</mn>
        </msub>
        <msub>
          <mn>0</mn>
          <mn>2</mn>
        </msub>
        <mo stretchy="false">⋯</mo>
        <msub>
          <mn>0</mn>
          <mrow>
            <mi>p</mi>
            <mo stretchy="false">−</mo>
            <mn>1</mn>
          </mrow>
        </msub>
        <msub>
          <mi>d</mi>
          <mfrac>
            <mi>β</mi>
            <mn>2</mn>
          </mfrac>
        </msub>
        <msub>
          <mi>d</mi>
          <mrow>
            <mfrac>
              <mi>β</mi>
              <mn>2</mn>
            </mfrac>
            <mo stretchy="false">+</mo>
            <mn>1</mn>
          </mrow>
        </msub>
        <mo stretchy="false">⋯</mo>
        <msub>
          <mi>d</mi>
          <mrow>
            <mfrac>
              <mi>β</mi>
              <mn>2</mn>
            </mfrac>
            <mo stretchy="false">+</mo>
            <mi>n</mi>
          </mrow>
        </msub>
      </mrow>
      <mo stretchy="false">×</mo>
      <msup>
        <mi>β</mi>
        <mi>e</mi>
      </msup>
    </mrow>
    <annotation encoding="StarMath 5.0">{0_{0}.0_{1}0_{2} dotsaxis 0_{p-1} d_{%beta over 2}d_{%beta over2 + 1} dotsaxis d_{%beta over 2+n}} times %beta^{e}</annotation>
  </semantics>
</math>
</file>

<file path=Object 7/content.xml><?xml version="1.0" encoding="utf-8"?>
<math xmlns="http://www.w3.org/1998/Math/MathML" display="block">
  <semantics>
    <mfrac>
      <mi>β</mi>
      <mn>2</mn>
    </mfrac>
    <annotation encoding="StarMath 5.0">%beta over 2</annotation>
  </semantics>
</math>
</file>

<file path=Object 8/content.xml><?xml version="1.0" encoding="utf-8"?>
<math xmlns="http://www.w3.org/1998/Math/MathML" display="block">
  <semantics>
    <mrow>
      <mrow>
        <mfrac>
          <mn>1</mn>
          <mn>2</mn>
        </mfrac>
        <msup>
          <mi>β</mi>
          <mrow>
            <mo stretchy="false">−</mo>
            <mi>p</mi>
          </mrow>
        </msup>
      </mrow>
      <mo stretchy="false">≤</mo>
      <mrow>
        <mfrac>
          <mn>1</mn>
          <mn>2</mn>
        </mfrac>
        <mi mathvariant="italic">ulp</mi>
      </mrow>
      <mo stretchy="false">≤</mo>
      <mrow>
        <mfrac>
          <mn>1</mn>
          <mn>2</mn>
        </mfrac>
        <msup>
          <mi>β</mi>
          <mrow>
            <mn>1</mn>
            <mo stretchy="false">−</mo>
            <mi>p</mi>
          </mrow>
        </msup>
      </mrow>
    </mrow>
    <annotation encoding="StarMath 5.0">{1 over 2 %beta^{-p}} &lt;= {1 over 2 ulp }&lt;= {1 over 2 %beta^{1-p}}</annotation>
  </semantics>
</math>
</file>

<file path=Object 9/content.xml><?xml version="1.0" encoding="utf-8"?>
<math xmlns="http://www.w3.org/1998/Math/MathML" display="block">
  <semantics>
    <mrow>
      <msup>
        <mi>β</mi>
        <mrow>
          <mo stretchy="false">−</mo>
          <mi>p</mi>
        </mrow>
      </msup>
      <mo stretchy="false">≤</mo>
      <mi mathvariant="italic">ulp</mi>
      <mo stretchy="false">≤</mo>
      <msup>
        <mi>β</mi>
        <mrow>
          <mn>1</mn>
          <mo stretchy="false">−</mo>
          <mi>p</mi>
        </mrow>
      </msup>
    </mrow>
    <annotation encoding="StarMath 5.0">{%beta^{-p}} &lt;= {ulp }&lt;= {%beta^{1-p}}</annotation>
  </semantics>
</math>
</file>